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text-properties officeooo:paragraph-rsid="01036242"/>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rsid="00f6916f" officeooo:paragraph-rsid="00f6916f"/>
    </style:style>
    <style:style style:name="P8" style:family="paragraph" style:parent-style-name="Text_20_body">
      <style:text-properties officeooo:paragraph-rsid="00f6916f"/>
    </style:style>
    <style:style style:name="P9" style:family="paragraph" style:parent-style-name="Text_20_body">
      <style:text-properties fo:font-style="normal" officeooo:rsid="00dd5b0a" officeooo:paragraph-rsid="00f6916f" style:font-style-asian="normal" style:font-style-complex="normal"/>
    </style:style>
    <style:style style:name="P10" style:family="paragraph" style:parent-style-name="Text_20_body">
      <style:text-properties fo:font-style="normal" officeooo:rsid="00f6916f" officeooo:paragraph-rsid="00f6916f" style:font-style-asian="normal" style:font-style-complex="normal"/>
    </style:style>
    <style:style style:name="P11" style:family="paragraph" style:parent-style-name="Text_20_body">
      <style:text-properties fo:font-style="normal" officeooo:rsid="00fd5777" officeooo:paragraph-rsid="00fd5777" style:font-style-asian="normal" style:font-style-complex="normal"/>
    </style:style>
    <style:style style:name="P12" style:family="paragraph" style:parent-style-name="Text_20_body">
      <style:text-properties fo:font-style="normal" officeooo:rsid="00fbeb1d" officeooo:paragraph-rsid="00fbeb1d" style:font-style-asian="normal" style:font-style-complex="normal"/>
    </style:style>
    <style:style style:name="P13" style:family="paragraph" style:parent-style-name="Text_20_body">
      <style:text-properties fo:font-style="normal" officeooo:rsid="010666c6" officeooo:paragraph-rsid="010666c6" style:font-style-asian="normal" style:font-style-complex="normal"/>
    </style:style>
    <style:style style:name="P14" style:family="paragraph" style:parent-style-name="Text_20_body">
      <style:text-properties fo:font-style="normal" officeooo:rsid="010666c6" officeooo:paragraph-rsid="0107f44b" style:font-style-asian="normal" style:font-style-complex="normal"/>
    </style:style>
    <style:style style:name="P15" style:family="paragraph" style:parent-style-name="Text_20_body">
      <style:text-properties fo:font-style="normal" officeooo:rsid="01037cd2" officeooo:paragraph-rsid="01037cd2" style:font-style-asian="normal" style:font-style-complex="normal"/>
    </style:style>
    <style:style style:name="P16" style:family="paragraph" style:parent-style-name="Text_20_body">
      <style:text-properties fo:font-style="normal" officeooo:rsid="01055936" officeooo:paragraph-rsid="01055936" style:font-style-asian="normal" style:font-style-complex="normal"/>
    </style:style>
    <style:style style:name="P17" style:family="paragraph" style:parent-style-name="Text_20_body">
      <style:text-properties fo:font-style="normal" officeooo:paragraph-rsid="0108986e" style:font-style-asian="normal" style:font-style-complex="normal"/>
    </style:style>
    <style:style style:name="P18" style:family="paragraph" style:parent-style-name="Text_20_body">
      <style:text-properties fo:font-style="normal" officeooo:rsid="0108986e" officeooo:paragraph-rsid="0108986e" style:font-style-asian="normal" style:font-style-complex="normal"/>
    </style:style>
    <style:style style:name="P19"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20"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21" style:family="paragraph" style:parent-style-name="Text_20_body">
      <style:text-properties fo:font-style="normal" fo:font-weight="bold" officeooo:rsid="01055936" officeooo:paragraph-rsid="01055936" style:font-style-asian="normal" style:font-weight-asian="bold" style:font-style-complex="normal" style:font-weight-complex="bold"/>
    </style:style>
    <style:style style:name="P22"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23"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24"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25" style:family="paragraph" style:parent-style-name="Text_20_body">
      <style:text-properties officeooo:paragraph-rsid="00fb5a47"/>
    </style:style>
    <style:style style:name="P26" style:family="paragraph" style:parent-style-name="Text_20_body">
      <style:text-properties officeooo:rsid="00fbeb1d" officeooo:paragraph-rsid="00fbeb1d"/>
    </style:style>
    <style:style style:name="P27" style:family="paragraph" style:parent-style-name="Text_20_body">
      <style:text-properties officeooo:paragraph-rsid="00fbeb1d"/>
    </style:style>
    <style:style style:name="P28" style:family="paragraph" style:parent-style-name="Text_20_body">
      <style:text-properties officeooo:rsid="00fd5777" officeooo:paragraph-rsid="00fd5777"/>
    </style:style>
    <style:style style:name="P29" style:family="paragraph" style:parent-style-name="Text_20_body">
      <style:text-properties style:font-name="arial" fo:font-size="11pt" fo:font-style="italic" officeooo:rsid="00fd5777" officeooo:paragraph-rsid="00fd5777" style:font-style-asian="italic" style:font-style-complex="italic"/>
    </style:style>
    <style:style style:name="P30" style:family="paragraph" style:parent-style-name="Text_20_body">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31" style:family="paragraph" style:parent-style-name="Text_20_body">
      <style:text-properties style:font-name="arial" fo:font-size="11pt" fo:font-style="normal" officeooo:rsid="00fd5777" officeooo:paragraph-rsid="00fd5777" style:font-style-asian="normal" style:font-style-complex="normal"/>
    </style:style>
    <style:style style:name="P32" style:family="paragraph" style:parent-style-name="Text_20_body">
      <style:text-properties style:font-name="arial" fo:font-size="11pt" fo:font-style="normal" officeooo:rsid="0107f44b" officeooo:paragraph-rsid="0107f44b" style:font-style-asian="normal" style:font-style-complex="normal"/>
    </style:style>
    <style:style style:name="P33" style:family="paragraph" style:parent-style-name="Text_20_body">
      <style:text-properties style:font-name="arial" fo:font-size="11pt" fo:font-style="normal" officeooo:rsid="0107f44b" officeooo:paragraph-rsid="0108986e" style:font-style-asian="normal" style:font-style-complex="normal"/>
    </style:style>
    <style:style style:name="P34" style:family="paragraph" style:parent-style-name="Text_20_body">
      <style:text-properties style:font-name="arial" fo:font-size="11pt" fo:font-style="normal" officeooo:rsid="0108986e" officeooo:paragraph-rsid="0108986e" style:font-style-asian="normal" style:font-style-complex="normal"/>
    </style:style>
    <style:style style:name="P35" style:family="paragraph" style:parent-style-name="Text_20_body">
      <style:text-properties style:font-name="arial" fo:font-size="11pt" fo:font-style="normal" fo:font-weight="bold" officeooo:rsid="00ff10e8" officeooo:paragraph-rsid="00ff10e8" style:font-style-asian="normal" style:font-weight-asian="bold" style:font-style-complex="normal" style:font-weight-complex="bold"/>
    </style:style>
    <style:style style:name="P36" style:family="paragraph" style:parent-style-name="Text_20_body">
      <style:text-properties style:font-name="arial" fo:font-size="11pt" fo:font-style="normal" fo:font-weight="bold" officeooo:rsid="00ff1ddf" officeooo:paragraph-rsid="00ff1ddf" style:font-style-asian="normal" style:font-weight-asian="bold" style:font-style-complex="normal" style:font-weight-complex="bold"/>
    </style:style>
    <style:style style:name="P37" style:family="paragraph" style:parent-style-name="Text_20_body">
      <style:text-properties style:font-name="arial" fo:font-size="11pt" fo:font-style="normal" fo:font-weight="bold" officeooo:rsid="00ff1ddf" officeooo:paragraph-rsid="010071af" style:font-style-asian="normal" style:font-weight-asian="bold" style:font-style-complex="normal" style:font-weight-complex="bold"/>
    </style:style>
    <style:style style:name="P38" style:family="paragraph" style:parent-style-name="Text_20_body">
      <style:text-properties style:font-name="arial" fo:font-size="11pt" fo:font-style="normal" fo:font-weight="bold" officeooo:rsid="00ff1ddf" officeooo:paragraph-rsid="010213bd" style:font-style-asian="normal" style:font-weight-asian="bold" style:font-style-complex="normal" style:font-weight-complex="bold"/>
    </style:style>
    <style:style style:name="P39" style:family="paragraph" style:parent-style-name="Text_20_body">
      <style:text-properties style:font-name="arial" fo:font-size="11pt" fo:font-style="normal" fo:font-weight="normal" officeooo:rsid="00ff1ddf" officeooo:paragraph-rsid="00ff1ddf" style:font-style-asian="normal" style:font-weight-asian="normal" style:font-style-complex="normal" style:font-weight-complex="normal"/>
    </style:style>
    <style:style style:name="P40" style:family="paragraph" style:parent-style-name="Text_20_body">
      <style:text-properties style:font-name="arial" fo:font-size="11pt" fo:font-style="normal" fo:font-weight="normal" officeooo:rsid="00ff1ddf" officeooo:paragraph-rsid="010071af" style:font-style-asian="normal" style:font-weight-asian="normal" style:font-style-complex="normal" style:font-weight-complex="normal"/>
    </style:style>
    <style:style style:name="P41" style:family="paragraph" style:parent-style-name="Text_20_body">
      <style:text-properties style:font-name="arial" fo:font-size="11pt" fo:font-style="normal" fo:font-weight="normal" officeooo:rsid="00ff1ddf" officeooo:paragraph-rsid="010213bd" style:font-style-asian="normal" style:font-weight-asian="normal" style:font-style-complex="normal" style:font-weight-complex="normal"/>
    </style:style>
    <style:style style:name="P42" style:family="paragraph" style:parent-style-name="Text_20_body">
      <style:text-properties style:font-name="arial" fo:font-size="11pt" fo:font-style="normal" fo:font-weight="normal" officeooo:rsid="010071af" officeooo:paragraph-rsid="010071af" style:font-style-asian="normal" style:font-weight-asian="normal" style:font-style-complex="normal" style:font-weight-complex="normal"/>
    </style:style>
    <style:style style:name="P43" style:family="paragraph" style:parent-style-name="Text_20_body">
      <style:text-properties style:font-name="arial" fo:font-size="11pt" fo:font-style="normal" fo:font-weight="normal" officeooo:rsid="010213bd" officeooo:paragraph-rsid="010213bd" style:font-style-asian="normal" style:font-weight-asian="normal" style:font-style-complex="normal" style:font-weight-complex="normal"/>
    </style:style>
    <style:style style:name="P44" style:family="paragraph" style:parent-style-name="Text_20_body">
      <style:text-properties officeooo:paragraph-rsid="00ff10e8"/>
    </style:style>
    <style:style style:name="P45" style:family="paragraph" style:parent-style-name="Text_20_body">
      <style:text-properties officeooo:rsid="00ff1ddf" officeooo:paragraph-rsid="00ff1ddf"/>
    </style:style>
    <style:style style:name="P46" style:family="paragraph" style:parent-style-name="Text_20_body">
      <style:text-properties officeooo:paragraph-rsid="00ff1ddf"/>
    </style:style>
    <style:style style:name="P47" style:family="paragraph" style:parent-style-name="Text_20_body">
      <style:text-properties officeooo:rsid="010071af" officeooo:paragraph-rsid="010071af"/>
    </style:style>
    <style:style style:name="P48" style:family="paragraph" style:parent-style-name="Text_20_body">
      <style:text-properties officeooo:paragraph-rsid="010071af"/>
    </style:style>
    <style:style style:name="P49" style:family="paragraph" style:parent-style-name="Text_20_body">
      <style:text-properties officeooo:paragraph-rsid="010213bd"/>
    </style:style>
    <style:style style:name="P50" style:family="paragraph" style:parent-style-name="Text_20_body">
      <style:text-properties fo:font-weight="normal" officeooo:paragraph-rsid="01036242" style:font-weight-asian="normal" style:font-weight-complex="normal"/>
    </style:style>
    <style:style style:name="P51" style:family="paragraph" style:parent-style-name="Text_20_body">
      <style:text-properties fo:font-weight="normal" officeooo:rsid="01036242" officeooo:paragraph-rsid="01036242" style:font-weight-asian="normal" style:font-weight-complex="normal"/>
    </style:style>
    <style:style style:name="P52" style:family="paragraph" style:parent-style-name="Text_20_body">
      <style:text-properties officeooo:rsid="01036242" officeooo:paragraph-rsid="01036242"/>
    </style:style>
    <style:style style:name="P53" style:family="paragraph" style:parent-style-name="Text_20_body">
      <style:text-properties officeooo:rsid="01037cd2" officeooo:paragraph-rsid="01037cd2"/>
    </style:style>
    <style:style style:name="P54" style:family="paragraph" style:parent-style-name="Text_20_body">
      <style:text-properties officeooo:paragraph-rsid="01037cd2"/>
    </style:style>
    <style:style style:name="P55" style:family="paragraph" style:parent-style-name="Text_20_body">
      <style:text-properties officeooo:rsid="01055936" officeooo:paragraph-rsid="01055936"/>
    </style:style>
    <style:style style:name="P56" style:family="paragraph" style:parent-style-name="Text_20_body">
      <style:text-properties officeooo:paragraph-rsid="01055936"/>
    </style:style>
    <style:style style:name="P57" style:family="paragraph" style:parent-style-name="Text_20_body">
      <style:text-properties officeooo:rsid="010666c6" officeooo:paragraph-rsid="010666c6"/>
    </style:style>
    <style:style style:name="P58" style:family="paragraph" style:parent-style-name="Text_20_body">
      <style:text-properties officeooo:paragraph-rsid="010666c6"/>
    </style:style>
    <style:style style:name="P59" style:family="paragraph" style:parent-style-name="Text_20_body">
      <style:text-properties officeooo:rsid="0107f44b" officeooo:paragraph-rsid="0107f44b"/>
    </style:style>
    <style:style style:name="P60" style:family="paragraph" style:parent-style-name="Text_20_body">
      <style:text-properties officeooo:paragraph-rsid="0107f44b"/>
    </style:style>
    <style:style style:name="P61" style:family="paragraph" style:parent-style-name="Text_20_body">
      <style:text-properties officeooo:rsid="0108986e" officeooo:paragraph-rsid="0108986e"/>
    </style:style>
    <style:style style:name="P62" style:family="paragraph" style:parent-style-name="Text_20_body">
      <style:text-properties officeooo:paragraph-rsid="0108986e"/>
    </style:style>
    <style:style style:name="P63" style:family="paragraph" style:parent-style-name="Text_20_body">
      <style:text-properties officeooo:rsid="0108cea7" officeooo:paragraph-rsid="0108cea7"/>
    </style:style>
    <style:style style:name="P64" style:family="paragraph" style:parent-style-name="Text_20_body">
      <style:text-properties fo:font-style="italic" officeooo:rsid="0108986e" officeooo:paragraph-rsid="0108986e" style:font-style-asian="italic" style:font-style-complex="italic"/>
    </style:style>
    <style:style style:name="P65" style:family="paragraph" style:parent-style-name="Text_20_body">
      <style:text-properties officeooo:paragraph-rsid="0109e21d"/>
    </style:style>
    <style:style style:name="P66" style:family="paragraph" style:parent-style-name="Text_20_body">
      <style:text-properties officeooo:rsid="010ba20e" officeooo:paragraph-rsid="010ba20e"/>
    </style:style>
    <style:style style:name="P67" style:family="paragraph" style:parent-style-name="Text_20_body">
      <style:text-properties officeooo:rsid="010ba20e" officeooo:paragraph-rsid="010d8e6a"/>
    </style:style>
    <style:style style:name="P68" style:family="paragraph" style:parent-style-name="Text_20_body">
      <style:text-properties officeooo:rsid="010bbae2" officeooo:paragraph-rsid="010bbae2"/>
    </style:style>
    <style:style style:name="P69" style:family="paragraph" style:parent-style-name="Text_20_body">
      <style:text-properties officeooo:paragraph-rsid="010bbae2"/>
    </style:style>
    <style:style style:name="P70" style:family="paragraph" style:parent-style-name="Text_20_body">
      <style:text-properties officeooo:paragraph-rsid="010d8e6a"/>
    </style:style>
    <style:style style:name="P71"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center" style:justify-single-word="false"/>
      <style:text-properties officeooo:paragraph-rsid="0025aa4f"/>
    </style:style>
    <style:style style:name="P73"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Heading_20_1">
      <style:paragraph-properties fo:break-before="page"/>
      <style:text-properties officeooo:rsid="0019a71e" officeooo:paragraph-rsid="0019a71e"/>
    </style:style>
    <style:style style:name="P82" style:family="paragraph" style:parent-style-name="Heading_20_1">
      <style:paragraph-properties fo:break-before="page"/>
      <style:text-properties officeooo:rsid="00f6916f" officeooo:paragraph-rsid="00f6916f"/>
    </style:style>
    <style:style style:name="P83" style:family="paragraph" style:parent-style-name="Heading_20_1">
      <style:paragraph-properties fo:break-before="page"/>
      <style:text-properties officeooo:rsid="00fb5a47" officeooo:paragraph-rsid="00fb5a47"/>
    </style:style>
    <style:style style:name="P84" style:family="paragraph" style:parent-style-name="Heading_20_1">
      <style:paragraph-properties fo:break-before="page"/>
      <style:text-properties officeooo:rsid="01036242" officeooo:paragraph-rsid="01036242"/>
    </style:style>
    <style:style style:name="P85" style:family="paragraph" style:parent-style-name="Heading_20_1">
      <style:paragraph-properties fo:break-before="page"/>
      <style:text-properties officeooo:rsid="01055936" officeooo:paragraph-rsid="01055936"/>
    </style:style>
    <style:style style:name="P86" style:family="paragraph" style:parent-style-name="Heading_20_2">
      <style:text-properties officeooo:rsid="00fbeb1d" officeooo:paragraph-rsid="00fbeb1d"/>
    </style:style>
    <style:style style:name="P87" style:family="paragraph" style:parent-style-name="Heading_20_2">
      <style:text-properties officeooo:rsid="00fd5777" officeooo:paragraph-rsid="00fd5777"/>
    </style:style>
    <style:style style:name="P88" style:family="paragraph" style:parent-style-name="Heading_20_2">
      <style:text-properties officeooo:paragraph-rsid="00ff10e8"/>
    </style:style>
    <style:style style:name="P89" style:family="paragraph" style:parent-style-name="Heading_20_2">
      <style:text-properties officeooo:rsid="01036242" officeooo:paragraph-rsid="01036242"/>
    </style:style>
    <style:style style:name="P90" style:family="paragraph" style:parent-style-name="Heading_20_2">
      <style:text-properties officeooo:rsid="010666c6" officeooo:paragraph-rsid="010666c6"/>
    </style:style>
    <style:style style:name="P91" style:family="paragraph" style:parent-style-name="Heading_20_2">
      <style:text-properties officeooo:rsid="0108986e" officeooo:paragraph-rsid="0108986e"/>
    </style:style>
    <style:style style:name="P92" style:family="paragraph" style:parent-style-name="Heading_20_2">
      <style:paragraph-properties fo:break-before="page"/>
      <style:text-properties officeooo:rsid="01037cd2" officeooo:paragraph-rsid="01037cd2"/>
    </style:style>
    <style:style style:name="P93" style:family="paragraph" style:parent-style-name="Heading_20_2">
      <style:paragraph-properties fo:break-before="page"/>
      <style:text-properties officeooo:rsid="0107f44b" officeooo:paragraph-rsid="0107f44b"/>
    </style:style>
    <style:style style:name="P94" style:family="paragraph" style:parent-style-name="Heading_20_2">
      <style:paragraph-properties fo:break-before="page"/>
      <style:text-properties officeooo:rsid="0109e21d" officeooo:paragraph-rsid="0109e21d"/>
    </style:style>
    <style:style style:name="P95" style:family="paragraph" style:parent-style-name="Heading_20_2">
      <style:paragraph-properties fo:break-before="page"/>
      <style:text-properties officeooo:rsid="010ed3d4" officeooo:paragraph-rsid="010ed3d4"/>
    </style:style>
    <style:style style:name="P96" style:family="paragraph" style:parent-style-name="Heading_20_2">
      <style:paragraph-properties fo:break-before="page"/>
      <style:text-properties officeooo:rsid="01110c3c" officeooo:paragraph-rsid="01110c3c"/>
    </style:style>
    <style:style style:name="P97" style:family="paragraph" style:parent-style-name="Heading_20_2">
      <style:paragraph-properties fo:break-before="page"/>
      <style:text-properties officeooo:rsid="0112e632" officeooo:paragraph-rsid="0112e632"/>
    </style:style>
    <style:style style:name="P98" style:family="paragraph" style:parent-style-name="Heading_20_3">
      <style:text-properties officeooo:rsid="00ff1ddf" officeooo:paragraph-rsid="00ff1ddf"/>
    </style:style>
    <style:style style:name="P99" style:family="paragraph" style:parent-style-name="Heading_20_3">
      <style:text-properties officeooo:paragraph-rsid="00ff1ddf"/>
    </style:style>
    <style:style style:name="P100" style:family="paragraph" style:parent-style-name="Heading_20_3">
      <style:text-properties officeooo:paragraph-rsid="010071af"/>
    </style:style>
    <style:style style:name="P101" style:family="paragraph" style:parent-style-name="Heading_20_3">
      <style:text-properties officeooo:paragraph-rsid="010213bd"/>
    </style:style>
    <style:style style:name="P102" style:family="paragraph" style:parent-style-name="Heading_20_3">
      <style:text-properties officeooo:rsid="010666c6" officeooo:paragraph-rsid="010666c6"/>
    </style:style>
    <style:style style:name="P103" style:family="paragraph" style:parent-style-name="Heading_20_3">
      <style:text-properties officeooo:rsid="0107f44b" officeooo:paragraph-rsid="0107f44b"/>
    </style:style>
    <style:style style:name="P104" style:family="paragraph" style:parent-style-name="Heading_20_3">
      <style:text-properties officeooo:rsid="0108986e" officeooo:paragraph-rsid="0108986e"/>
    </style:style>
    <style:style style:name="P105" style:family="paragraph" style:parent-style-name="Heading_20_3">
      <style:text-properties officeooo:rsid="0108cea7" officeooo:paragraph-rsid="0108cea7"/>
    </style:style>
    <style:style style:name="P106" style:family="paragraph" style:parent-style-name="Heading_20_3">
      <style:text-properties officeooo:rsid="0109e21d" officeooo:paragraph-rsid="0109e21d"/>
    </style:style>
    <style:style style:name="P107" style:family="paragraph" style:parent-style-name="Heading_20_3">
      <style:text-properties officeooo:rsid="010ba20e" officeooo:paragraph-rsid="010ba20e"/>
    </style:style>
    <style:style style:name="P108" style:family="paragraph" style:parent-style-name="Heading_20_3">
      <style:text-properties officeooo:rsid="010bbae2" officeooo:paragraph-rsid="010bbae2"/>
    </style:style>
    <style:style style:name="P109" style:family="paragraph" style:parent-style-name="Heading_20_3">
      <style:text-properties officeooo:paragraph-rsid="010d8e6a"/>
    </style:style>
    <style:style style:name="P110" style:family="paragraph" style:parent-style-name="Heading_20_3">
      <style:text-properties officeooo:rsid="010ed3d4" officeooo:paragraph-rsid="010ed3d4"/>
    </style:style>
    <style:style style:name="P111" style:family="paragraph" style:parent-style-name="Heading_20_3">
      <style:text-properties officeooo:paragraph-rsid="010ed3d4"/>
    </style:style>
    <style:style style:name="P112" style:family="paragraph" style:parent-style-name="Heading_20_3">
      <style:text-properties officeooo:rsid="010f3a60" officeooo:paragraph-rsid="010f3a60"/>
    </style:style>
    <style:style style:name="P113" style:family="paragraph" style:parent-style-name="Heading_20_3">
      <style:text-properties officeooo:paragraph-rsid="010f3a60"/>
    </style:style>
    <style:style style:name="P114" style:family="paragraph" style:parent-style-name="Heading_20_3">
      <style:text-properties officeooo:rsid="01110c3c" officeooo:paragraph-rsid="01110c3c"/>
    </style:style>
    <style:style style:name="P115" style:family="paragraph" style:parent-style-name="Heading_20_3">
      <style:text-properties officeooo:rsid="0111f7e0" officeooo:paragraph-rsid="0111f7e0"/>
    </style:style>
    <style:style style:name="P116" style:family="paragraph" style:parent-style-name="Heading_20_3">
      <style:text-properties officeooo:rsid="0112c267" officeooo:paragraph-rsid="0112c267"/>
    </style:style>
    <style:style style:name="P117" style:family="paragraph" style:parent-style-name="Heading_20_3">
      <style:text-properties officeooo:paragraph-rsid="0112c267"/>
    </style:style>
    <style:style style:name="P118" style:family="paragraph" style:parent-style-name="Heading_20_3">
      <style:text-properties officeooo:rsid="011611af" officeooo:paragraph-rsid="011611af"/>
    </style:style>
    <style:style style:name="P119" style:family="paragraph" style:parent-style-name="Heading_20_3">
      <style:text-properties officeooo:rsid="0116c8f5" officeooo:paragraph-rsid="0116c8f5"/>
    </style:style>
    <style:style style:name="P120" style:family="paragraph" style:parent-style-name="Heading_20_3">
      <style:text-properties officeooo:rsid="01187038" officeooo:paragraph-rsid="01187038"/>
    </style:style>
    <style:style style:name="P121" style:family="paragraph" style:parent-style-name="Heading_20_3">
      <style:text-properties officeooo:paragraph-rsid="0119d40a"/>
    </style:style>
    <style:style style:name="P122" style:family="paragraph" style:parent-style-name="Heading_20_3">
      <style:text-properties officeooo:rsid="0119d40a" officeooo:paragraph-rsid="0119d40a"/>
    </style:style>
    <style:style style:name="P123" style:family="paragraph" style:parent-style-name="Heading_20_3">
      <style:text-properties officeooo:rsid="011ad226" officeooo:paragraph-rsid="011ad226"/>
    </style:style>
    <style:style style:name="P124" style:family="paragraph" style:parent-style-name="Heading_20_3">
      <style:text-properties officeooo:paragraph-rsid="011c33e5"/>
    </style:style>
    <style:style style:name="P125" style:family="paragraph" style:parent-style-name="Text_20_body" style:list-style-name="L1">
      <style:text-properties officeooo:paragraph-rsid="00fd5777"/>
    </style:style>
    <style:style style:name="P126" style:family="paragraph" style:parent-style-name="Text_20_body" style:list-style-name="L1">
      <style:text-properties officeooo:rsid="00fbeb1d" officeooo:paragraph-rsid="00fbeb1d"/>
    </style:style>
    <style:style style:name="P127" style:family="paragraph" style:parent-style-name="Text_20_body" style:list-style-name="L1">
      <style:text-properties officeooo:rsid="00fd5777" officeooo:paragraph-rsid="00fd5777"/>
    </style:style>
    <style:style style:name="P128" style:family="paragraph" style:parent-style-name="Text_20_body" style:list-style-name="L1">
      <style:text-properties fo:font-style="normal" officeooo:rsid="00fd5777" officeooo:paragraph-rsid="00fd5777" style:font-style-asian="normal" style:font-style-complex="normal"/>
    </style:style>
    <style:style style:name="P129" style:family="paragraph" style:parent-style-name="Text_20_body" style:list-style-name="L2">
      <style:text-properties fo:font-style="normal" officeooo:rsid="00fd5777" officeooo:paragraph-rsid="00fd5777" style:font-style-asian="normal" style:font-style-complex="normal"/>
    </style:style>
    <style:style style:name="P130" style:family="paragraph" style:parent-style-name="Text_20_body">
      <style:text-properties fo:font-style="normal" officeooo:rsid="010666c6" officeooo:paragraph-rsid="0109e21d" style:font-style-asian="normal" style:font-style-complex="normal"/>
    </style:style>
    <style:style style:name="P131" style:family="paragraph" style:parent-style-name="Text_20_body">
      <style:text-properties fo:font-style="normal" officeooo:rsid="010666c6" officeooo:paragraph-rsid="010bbae2" style:font-style-asian="normal" style:font-style-complex="normal"/>
    </style:style>
    <style:style style:name="P132" style:family="paragraph" style:parent-style-name="Text_20_body">
      <style:text-properties fo:font-style="normal" officeooo:rsid="010666c6" officeooo:paragraph-rsid="010f3a60" style:font-style-asian="normal" style:font-style-complex="normal"/>
    </style:style>
    <style:style style:name="P133" style:family="paragraph" style:parent-style-name="Text_20_body">
      <style:text-properties fo:font-style="normal" officeooo:rsid="010666c6" officeooo:paragraph-rsid="0112c267" style:font-style-asian="normal" style:font-style-complex="normal"/>
    </style:style>
    <style:style style:name="P134" style:family="paragraph" style:parent-style-name="Text_20_body">
      <style:text-properties fo:font-style="normal" officeooo:rsid="010ba20e" officeooo:paragraph-rsid="010ba20e" style:font-style-asian="normal" style:font-style-complex="normal"/>
    </style:style>
    <style:style style:name="P135" style:family="paragraph" style:parent-style-name="Text_20_body" style:list-style-name="L3">
      <style:text-properties officeooo:paragraph-rsid="00fd5777"/>
    </style:style>
    <style:style style:name="P136" style:family="paragraph" style:parent-style-name="Text_20_body" style:list-style-name="L3">
      <style:text-properties fo:font-style="italic" officeooo:rsid="00fd5777" officeooo:paragraph-rsid="00fd5777" style:font-style-asian="italic" style:font-style-complex="italic"/>
    </style:style>
    <style:style style:name="P137" style:family="paragraph" style:parent-style-name="Text_20_body" style:list-style-name="L4">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138" style:family="paragraph" style:parent-style-name="Text_20_body">
      <style:text-properties style:font-name="arial" fo:font-size="11pt" fo:font-style="normal" officeooo:rsid="0107f44b" officeooo:paragraph-rsid="010ba20e" style:font-style-asian="normal" style:font-style-complex="normal"/>
    </style:style>
    <style:style style:name="P139" style:family="paragraph" style:parent-style-name="Text_20_body">
      <style:text-properties style:font-name="arial" fo:font-size="11pt" fo:font-style="normal" officeooo:rsid="0107f44b" officeooo:paragraph-rsid="0111f7e0" style:font-style-asian="normal" style:font-style-complex="normal"/>
    </style:style>
    <style:style style:name="P140" style:family="paragraph" style:parent-style-name="Text_20_body">
      <style:text-properties style:font-name="arial" fo:font-size="11pt" fo:font-style="normal" officeooo:rsid="0107f44b" officeooo:paragraph-rsid="0112c267" style:font-style-asian="normal" style:font-style-complex="normal"/>
    </style:style>
    <style:style style:name="P141" style:family="paragraph" style:parent-style-name="Text_20_body">
      <style:text-properties style:font-name="arial" fo:font-size="11pt" fo:font-style="normal" officeooo:rsid="010ba20e" officeooo:paragraph-rsid="010ba20e" style:font-style-asian="normal" style:font-style-complex="normal"/>
    </style:style>
    <style:style style:name="P142" style:family="paragraph" style:parent-style-name="Text_20_body">
      <style:text-properties style:font-name="arial" fo:font-size="11pt" fo:font-style="normal" officeooo:rsid="010bbae2" officeooo:paragraph-rsid="010bbae2" style:font-style-asian="normal" style:font-style-complex="normal"/>
    </style:style>
    <style:style style:name="P143" style:family="paragraph" style:parent-style-name="Text_20_body">
      <style:text-properties style:font-name="arial" fo:font-size="11pt" fo:font-style="normal" officeooo:rsid="010d8e6a" officeooo:paragraph-rsid="010d8e6a" style:font-style-asian="normal" style:font-style-complex="normal"/>
    </style:style>
    <style:style style:name="P144" style:family="paragraph" style:parent-style-name="Text_20_body">
      <style:text-properties style:font-name="arial" fo:font-size="11pt" fo:font-style="normal" officeooo:rsid="0112c267" officeooo:paragraph-rsid="0112c267" style:font-style-asian="normal" style:font-style-complex="normal"/>
    </style:style>
    <style:style style:name="P145" style:family="paragraph" style:parent-style-name="Text_20_body">
      <style:text-properties style:font-name="arial" fo:font-size="11pt" fo:font-style="normal" fo:font-weight="normal" officeooo:rsid="00ff1ddf" officeooo:paragraph-rsid="00ff1ddf" style:font-style-asian="normal" style:font-weight-asian="normal" style:font-style-complex="normal" style:font-weight-complex="normal"/>
    </style:style>
    <style:style style:name="P146" style:family="paragraph" style:parent-style-name="Text_20_body">
      <style:text-properties style:font-name="arial" fo:font-size="11pt" fo:font-style="normal" fo:font-weight="normal" officeooo:rsid="00ff1ddf" officeooo:paragraph-rsid="010213bd" style:font-style-asian="normal" style:font-weight-asian="normal" style:font-style-complex="normal" style:font-weight-complex="normal"/>
    </style:style>
    <style:style style:name="P147" style:family="paragraph" style:parent-style-name="Text_20_body">
      <style:text-properties style:font-name="arial" fo:font-size="11pt" fo:font-style="normal" fo:font-weight="normal" officeooo:rsid="010ed3d4" officeooo:paragraph-rsid="010ed3d4" style:font-style-asian="normal" style:font-weight-asian="normal" style:font-style-complex="normal" style:font-weight-complex="normal"/>
    </style:style>
    <style:style style:name="P148" style:family="paragraph" style:parent-style-name="Text_20_body">
      <style:text-properties style:font-name="arial" fo:font-size="11pt" fo:font-style="normal" fo:font-weight="bold" officeooo:rsid="00ff1ddf" officeooo:paragraph-rsid="010213bd" style:font-style-asian="normal" style:font-weight-asian="bold" style:font-style-complex="normal" style:font-weight-complex="bold"/>
    </style:style>
    <style:style style:name="P149" style:family="paragraph" style:parent-style-name="Text_20_body">
      <style:text-properties style:font-name="arial" fo:font-size="11pt" fo:font-style="normal" fo:font-weight="bold" officeooo:rsid="00ff1ddf" officeooo:paragraph-rsid="010f3a60" style:font-style-asian="normal" style:font-weight-asian="bold" style:font-style-complex="normal" style:font-weight-complex="bold"/>
    </style:style>
    <style:style style:name="P150" style:family="paragraph" style:parent-style-name="Text_20_body">
      <style:text-properties officeooo:rsid="010d8e6a" officeooo:paragraph-rsid="010d8e6a"/>
    </style:style>
    <style:style style:name="P151" style:family="paragraph" style:parent-style-name="Text_20_body">
      <style:text-properties officeooo:rsid="010ed3d4" officeooo:paragraph-rsid="010d8e6a"/>
    </style:style>
    <style:style style:name="P152" style:family="paragraph" style:parent-style-name="Text_20_body">
      <style:text-properties officeooo:rsid="010ed3d4" officeooo:paragraph-rsid="010ed3d4"/>
    </style:style>
    <style:style style:name="P153" style:family="paragraph" style:parent-style-name="Text_20_body">
      <style:text-properties officeooo:paragraph-rsid="010ed3d4"/>
    </style:style>
    <style:style style:name="P154" style:family="paragraph" style:parent-style-name="Text_20_body">
      <style:text-properties officeooo:rsid="010071af" officeooo:paragraph-rsid="010071af"/>
    </style:style>
    <style:style style:name="P155" style:family="paragraph" style:parent-style-name="Text_20_body">
      <style:text-properties officeooo:paragraph-rsid="010213bd"/>
    </style:style>
    <style:style style:name="P156" style:family="paragraph" style:parent-style-name="Text_20_body">
      <style:text-properties officeooo:paragraph-rsid="010f3a60"/>
    </style:style>
    <style:style style:name="P157" style:family="paragraph" style:parent-style-name="Text_20_body">
      <style:text-properties officeooo:rsid="010f3a60" officeooo:paragraph-rsid="010f3a60"/>
    </style:style>
    <style:style style:name="P158" style:family="paragraph" style:parent-style-name="Text_20_body">
      <style:text-properties officeooo:rsid="01110c3c" officeooo:paragraph-rsid="01110c3c"/>
    </style:style>
    <style:style style:name="P159" style:family="paragraph" style:parent-style-name="Text_20_body">
      <style:text-properties officeooo:paragraph-rsid="01110c3c"/>
    </style:style>
    <style:style style:name="P160" style:family="paragraph" style:parent-style-name="Text_20_body">
      <style:text-properties officeooo:paragraph-rsid="0108cea7"/>
    </style:style>
    <style:style style:name="P161" style:family="paragraph" style:parent-style-name="Text_20_body">
      <style:text-properties officeooo:rsid="0111f7e0" officeooo:paragraph-rsid="0111f7e0"/>
    </style:style>
    <style:style style:name="P162" style:family="paragraph" style:parent-style-name="Text_20_body">
      <style:text-properties officeooo:paragraph-rsid="0111f7e0"/>
    </style:style>
    <style:style style:name="P163" style:family="paragraph" style:parent-style-name="Text_20_body">
      <style:text-properties officeooo:rsid="0112c267" officeooo:paragraph-rsid="0112c267"/>
    </style:style>
    <style:style style:name="P164" style:family="paragraph" style:parent-style-name="Text_20_body">
      <style:text-properties officeooo:rsid="0112c267" officeooo:paragraph-rsid="0112e632"/>
    </style:style>
    <style:style style:name="P165" style:family="paragraph" style:parent-style-name="Text_20_body">
      <style:text-properties officeooo:paragraph-rsid="0112c267"/>
    </style:style>
    <style:style style:name="P166" style:family="paragraph" style:parent-style-name="Text_20_body">
      <style:text-properties officeooo:paragraph-rsid="0112e632"/>
    </style:style>
    <style:style style:name="P167" style:family="paragraph" style:parent-style-name="Text_20_body">
      <style:text-properties officeooo:rsid="011611af" officeooo:paragraph-rsid="011611af"/>
    </style:style>
    <style:style style:name="P168" style:family="paragraph" style:parent-style-name="Text_20_body">
      <style:text-properties officeooo:paragraph-rsid="011611af"/>
    </style:style>
    <style:style style:name="P169" style:family="paragraph" style:parent-style-name="Text_20_body">
      <style:text-properties officeooo:rsid="0116c8f5" officeooo:paragraph-rsid="0116c8f5"/>
    </style:style>
    <style:style style:name="P170" style:family="paragraph" style:parent-style-name="Text_20_body">
      <style:text-properties officeooo:rsid="01187038" officeooo:paragraph-rsid="01187038"/>
    </style:style>
    <style:style style:name="P171" style:family="paragraph" style:parent-style-name="Text_20_body">
      <style:text-properties officeooo:rsid="01187038" officeooo:paragraph-rsid="0119d40a"/>
    </style:style>
    <style:style style:name="P172" style:family="paragraph" style:parent-style-name="Text_20_body">
      <style:text-properties officeooo:rsid="01187038" officeooo:paragraph-rsid="011ad226"/>
    </style:style>
    <style:style style:name="P173" style:family="paragraph" style:parent-style-name="Text_20_body">
      <style:text-properties officeooo:rsid="0119d40a" officeooo:paragraph-rsid="0119d40a"/>
    </style:style>
    <style:style style:name="P174" style:family="paragraph" style:parent-style-name="Text_20_body">
      <style:text-properties officeooo:paragraph-rsid="0119d40a"/>
    </style:style>
    <style:style style:name="P175" style:family="paragraph" style:parent-style-name="Text_20_body">
      <style:text-properties officeooo:rsid="011ad226" officeooo:paragraph-rsid="011ad226"/>
    </style:style>
    <style:style style:name="P176" style:family="paragraph" style:parent-style-name="Text_20_body">
      <style:text-properties officeooo:paragraph-rsid="011c33e5"/>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style:text-underline-style="none" officeooo:rsid="00f6916f" style:font-style-asian="italic" style:font-style-complex="italic"/>
    </style:style>
    <style:style style:name="T25" style:family="text">
      <style:text-properties fo:font-weight="normal" style:font-weight-asian="normal" style:font-weight-complex="normal"/>
    </style:style>
    <style:style style:name="T26" style:family="text">
      <style:text-properties fo:font-weight="normal" officeooo:rsid="00ff10e8" style:font-weight-asian="normal" style:font-weight-complex="normal"/>
    </style:style>
    <style:style style:name="T27" style:family="text">
      <style:text-properties fo:font-weight="normal" officeooo:rsid="010ed3d4" style:font-weight-asian="normal" style:font-weight-complex="normal"/>
    </style:style>
    <style:style style:name="T28" style:family="text">
      <style:text-properties fo:font-weight="normal" officeooo:rsid="010f3a60"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dd5b0a" style:font-style-asian="normal" style:font-style-complex="normal"/>
    </style:style>
    <style:style style:name="T31" style:family="text">
      <style:text-properties fo:font-style="normal" officeooo:rsid="00f6916f" style:font-style-asian="normal" style:font-style-complex="normal"/>
    </style:style>
    <style:style style:name="T32" style:family="text">
      <style:text-properties fo:font-style="normal" officeooo:rsid="00fbeb1d" style:font-style-asian="normal" style:font-style-complex="normal"/>
    </style:style>
    <style:style style:name="T33" style:family="text">
      <style:text-properties fo:font-style="normal" officeooo:rsid="00fd5777" style:font-style-asian="normal" style:font-style-complex="normal"/>
    </style:style>
    <style:style style:name="T34" style:family="text">
      <style:text-properties fo:font-style="normal" officeooo:rsid="00fe60de" style:font-style-asian="normal" style:font-style-complex="normal"/>
    </style:style>
    <style:style style:name="T35" style:family="text">
      <style:text-properties fo:font-style="normal" officeooo:rsid="00ff10e8" style:font-style-asian="normal" style:font-style-complex="normal"/>
    </style:style>
    <style:style style:name="T36" style:family="text">
      <style:text-properties fo:font-style="normal" officeooo:rsid="00ff1ddf" style:font-style-asian="normal" style:font-style-complex="normal"/>
    </style:style>
    <style:style style:name="T37" style:family="text">
      <style:text-properties fo:font-style="normal" officeooo:rsid="010071af" style:font-style-asian="normal" style:font-style-complex="normal"/>
    </style:style>
    <style:style style:name="T38" style:family="text">
      <style:text-properties fo:font-style="normal" officeooo:rsid="010213bd" style:font-style-asian="normal" style:font-style-complex="normal"/>
    </style:style>
    <style:style style:name="T39" style:family="text">
      <style:text-properties fo:font-style="normal" officeooo:rsid="01037cd2" style:font-style-asian="normal" style:font-style-complex="normal"/>
    </style:style>
    <style:style style:name="T40" style:family="text">
      <style:text-properties fo:font-style="normal" officeooo:rsid="010666c6" style:font-style-asian="normal" style:font-style-complex="normal"/>
    </style:style>
    <style:style style:name="T41" style:family="text">
      <style:text-properties fo:font-style="normal" officeooo:rsid="0107f44b" style:font-style-asian="normal" style:font-style-complex="normal"/>
    </style:style>
    <style:style style:name="T42" style:family="text">
      <style:text-properties fo:font-style="normal" officeooo:rsid="0108cea7" style:font-style-asian="normal" style:font-style-complex="normal"/>
    </style:style>
    <style:style style:name="T43" style:family="text">
      <style:text-properties fo:font-style="normal" officeooo:rsid="0109e21d" style:font-style-asian="normal" style:font-style-complex="normal"/>
    </style:style>
    <style:style style:name="T44" style:family="text">
      <style:text-properties fo:font-style="normal" officeooo:rsid="010bbae2" style:font-style-asian="normal" style:font-style-complex="normal"/>
    </style:style>
    <style:style style:name="T45" style:family="text">
      <style:text-properties fo:font-style="normal" officeooo:rsid="010d8e6a" style:font-style-asian="normal" style:font-style-complex="normal"/>
    </style:style>
    <style:style style:name="T46" style:family="text">
      <style:text-properties fo:font-style="normal" officeooo:rsid="010f3a60" style:font-style-asian="normal" style:font-style-complex="normal"/>
    </style:style>
    <style:style style:name="T47" style:family="text">
      <style:text-properties fo:font-style="normal" officeooo:rsid="01110c3c" style:font-style-asian="normal" style:font-style-complex="normal"/>
    </style:style>
    <style:style style:name="T48" style:family="text">
      <style:text-properties fo:font-style="normal" officeooo:rsid="0111f7e0" style:font-style-asian="normal" style:font-style-complex="normal"/>
    </style:style>
    <style:style style:name="T49" style:family="text">
      <style:text-properties fo:font-style="normal" officeooo:rsid="0112c267" style:font-style-asian="normal" style:font-style-complex="normal"/>
    </style:style>
    <style:style style:name="T50" style:family="text">
      <style:text-properties fo:font-style="normal" officeooo:rsid="0112e632" style:font-style-asian="normal" style:font-style-complex="normal"/>
    </style:style>
    <style:style style:name="T51" style:family="text">
      <style:text-properties fo:font-style="normal" officeooo:rsid="011611af" style:font-style-asian="normal" style:font-style-complex="normal"/>
    </style:style>
    <style:style style:name="T52" style:family="text">
      <style:text-properties fo:font-style="normal" officeooo:rsid="0119d40a" style:font-style-asian="normal" style:font-style-complex="normal"/>
    </style:style>
    <style:style style:name="T53" style:family="text">
      <style:text-properties fo:font-style="normal" officeooo:rsid="01187038" style:font-style-asian="normal" style:font-style-complex="normal"/>
    </style:style>
    <style:style style:name="T54" style:family="text">
      <style:text-properties fo:font-style="normal" officeooo:rsid="011ad226" style:font-style-asian="normal" style:font-style-complex="normal"/>
    </style:style>
    <style:style style:name="T55" style:family="text">
      <style:text-properties fo:font-style="normal" officeooo:rsid="011c33e5" style:font-style-asian="normal" style:font-style-complex="normal"/>
    </style:style>
    <style:style style:name="T56" style:family="text">
      <style:text-properties fo:font-style="normal" style:text-underline-style="none" officeooo:rsid="00f6916f"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ff10e8" style:font-style-asian="normal" style:font-weight-asian="normal" style:font-style-complex="normal" style:font-weight-complex="normal"/>
    </style:style>
    <style:style style:name="T59" style:family="text">
      <style:text-properties fo:font-style="normal" fo:font-weight="normal" officeooo:rsid="01037cd2" style:font-style-asian="normal" style:font-weight-asian="normal" style:font-style-complex="normal" style:font-weight-complex="normal"/>
    </style:style>
    <style:style style:name="T60" style:family="text">
      <style:text-properties style:font-name="arial" fo:font-size="14pt" fo:font-style="normal" fo:font-weight="normal" officeooo:rsid="00f6916f" style:font-size-asian="12.25pt" style:font-style-asian="normal" style:font-weight-asian="normal" style:font-size-complex="14pt" style:font-style-complex="normal" style:font-weight-complex="normal"/>
    </style:style>
    <style:style style:name="T61" style:family="text">
      <style:text-properties style:font-name="arial" fo:font-size="11pt"/>
    </style:style>
    <style:style style:name="T62" style:family="text">
      <style:text-properties style:font-name="arial" fo:font-size="11pt" fo:font-style="normal" style:font-style-asian="normal" style:font-style-complex="normal"/>
    </style:style>
    <style:style style:name="T63" style:family="text">
      <style:text-properties style:font-name="arial" fo:font-size="11pt" fo:font-style="normal" officeooo:rsid="00faa4a7" style:font-style-asian="normal" style:font-style-complex="normal"/>
    </style:style>
    <style:style style:name="T64" style:family="text">
      <style:text-properties style:font-name="arial" fo:font-size="11pt" fo:font-style="normal" officeooo:rsid="00fbeb1d" style:font-style-asian="normal" style:font-style-complex="normal"/>
    </style:style>
    <style:style style:name="T65" style:family="text">
      <style:text-properties style:font-name="arial" fo:font-size="11pt" fo:font-style="normal" officeooo:rsid="00fd5777" style:font-style-asian="normal" style:font-style-complex="normal"/>
    </style:style>
    <style:style style:name="T66" style:family="text">
      <style:text-properties style:font-name="arial" fo:font-size="11pt" fo:font-style="normal" officeooo:rsid="00fe60de" style:font-style-asian="normal" style:font-style-complex="normal"/>
    </style:style>
    <style:style style:name="T67" style:family="text">
      <style:text-properties style:font-name="arial" fo:font-size="11pt" fo:font-style="normal" officeooo:rsid="00ff1ddf" style:font-style-asian="normal" style:font-style-complex="normal"/>
    </style:style>
    <style:style style:name="T68" style:family="text">
      <style:text-properties style:font-name="arial" fo:font-size="11pt" fo:font-style="normal" officeooo:rsid="010213bd" style:font-style-asian="normal" style:font-style-complex="normal"/>
    </style:style>
    <style:style style:name="T69" style:family="text">
      <style:text-properties style:font-name="arial" fo:font-size="11pt" fo:font-style="normal" officeooo:rsid="010666c6" style:font-style-asian="normal" style:font-style-complex="normal"/>
    </style:style>
    <style:style style:name="T70" style:family="text">
      <style:text-properties style:font-name="arial" fo:font-size="11pt" fo:font-style="normal" officeooo:rsid="0107f44b" style:font-style-asian="normal" style:font-style-complex="normal"/>
    </style:style>
    <style:style style:name="T71" style:family="text">
      <style:text-properties style:font-name="arial" fo:font-size="11pt" fo:font-style="normal" officeooo:rsid="010bbae2" style:font-style-asian="normal" style:font-style-complex="normal"/>
    </style:style>
    <style:style style:name="T72" style:family="text">
      <style:text-properties style:font-name="arial" fo:font-size="11pt" fo:font-style="normal" officeooo:rsid="010d8e6a" style:font-style-asian="normal" style:font-style-complex="normal"/>
    </style:style>
    <style:style style:name="T73" style:family="text">
      <style:text-properties style:font-name="arial" fo:font-size="11pt" fo:font-style="normal" officeooo:rsid="010ed3d4" style:font-style-asian="normal" style:font-style-complex="normal"/>
    </style:style>
    <style:style style:name="T74" style:family="text">
      <style:text-properties style:font-name="arial" fo:font-size="11pt" fo:font-style="normal" officeooo:rsid="010f3a60" style:font-style-asian="normal" style:font-style-complex="normal"/>
    </style:style>
    <style:style style:name="T75" style:family="text">
      <style:text-properties style:font-name="arial" fo:font-size="11pt" fo:font-style="normal" officeooo:rsid="01110c3c" style:font-style-asian="normal" style:font-style-complex="normal"/>
    </style:style>
    <style:style style:name="T76" style:family="text">
      <style:text-properties style:font-name="arial" fo:font-size="11pt" fo:font-style="normal" officeooo:rsid="0111f7e0" style:font-style-asian="normal" style:font-style-complex="normal"/>
    </style:style>
    <style:style style:name="T77" style:family="text">
      <style:text-properties style:font-name="arial" fo:font-size="11pt" fo:font-style="normal" officeooo:rsid="0112c267" style:font-style-asian="normal" style:font-style-complex="normal"/>
    </style:style>
    <style:style style:name="T78" style:family="text">
      <style:text-properties style:font-name="arial" fo:font-size="11pt" fo:font-style="normal" officeooo:rsid="011611af" style:font-style-asian="normal" style:font-style-complex="normal"/>
    </style:style>
    <style:style style:name="T79" style:family="text">
      <style:text-properties style:font-name="arial" fo:font-size="11pt" fo:font-style="normal" officeooo:rsid="0119d40a" style:font-style-asian="normal" style:font-style-complex="normal"/>
    </style:style>
    <style:style style:name="T80" style:family="text">
      <style:text-properties style:font-name="arial" fo:font-size="11pt" fo:font-style="normal" officeooo:rsid="011c33e5" style:font-style-asian="normal" style:font-style-complex="normal"/>
    </style:style>
    <style:style style:name="T81" style:family="text">
      <style:text-properties style:font-name="arial" fo:font-size="11pt" fo:font-style="normal" fo:font-weight="normal" style:font-style-asian="normal" style:font-weight-asian="normal" style:font-style-complex="normal" style:font-weight-complex="normal"/>
    </style:style>
    <style:style style:name="T82" style:family="text">
      <style:text-properties style:font-name="arial" fo:font-size="11pt" fo:font-style="normal" fo:font-weight="normal" officeooo:rsid="00ff1ddf" style:font-style-asian="normal" style:font-weight-asian="normal" style:font-style-complex="normal" style:font-weight-complex="normal"/>
    </style:style>
    <style:style style:name="T83" style:family="text">
      <style:text-properties style:font-name="arial" fo:font-size="11pt" fo:font-style="normal" fo:font-weight="normal" officeooo:rsid="010071af" style:font-style-asian="normal" style:font-weight-asian="normal" style:font-style-complex="normal" style:font-weight-complex="normal"/>
    </style:style>
    <style:style style:name="T84" style:family="text">
      <style:text-properties style:font-name="arial" fo:font-size="11pt" fo:font-style="normal" fo:font-weight="normal" officeooo:rsid="010213bd" style:font-style-asian="normal" style:font-weight-asian="normal" style:font-style-complex="normal" style:font-weight-complex="normal"/>
    </style:style>
    <style:style style:name="T85" style:family="text">
      <style:text-properties style:font-name="arial" fo:font-size="11pt" fo:font-style="normal" fo:font-weight="normal" officeooo:rsid="010ed3d4" style:font-style-asian="normal" style:font-weight-asian="normal" style:font-style-complex="normal" style:font-weight-complex="normal"/>
    </style:style>
    <style:style style:name="T86" style:family="text">
      <style:text-properties style:font-name="arial" fo:font-size="11pt" fo:font-style="normal" fo:font-weight="normal" officeooo:rsid="010f3a60" style:font-style-asian="normal" style:font-weight-asian="normal" style:font-style-complex="normal" style:font-weight-complex="normal"/>
    </style:style>
    <style:style style:name="T87" style:family="text">
      <style:text-properties style:font-name="arial" fo:font-size="11pt" officeooo:rsid="00fbeb1d"/>
    </style:style>
    <style:style style:name="T88" style:family="text">
      <style:text-properties style:font-name="arial" fo:font-size="11pt" fo:font-style="italic" style:font-style-asian="italic" style:font-style-complex="italic"/>
    </style:style>
    <style:style style:name="T89" style:family="text">
      <style:text-properties style:font-name="arial" fo:font-size="11pt" fo:font-style="italic" officeooo:rsid="00fd5777" style:font-style-asian="italic" style:font-style-complex="italic"/>
    </style:style>
    <style:style style:name="T90" style:family="text">
      <style:text-properties style:font-name="arial" fo:font-size="11pt" fo:font-style="italic" officeooo:rsid="00ff1ddf" style:font-style-asian="italic" style:font-style-complex="italic"/>
    </style:style>
    <style:style style:name="T91" style:family="text">
      <style:text-properties style:font-name="arial" fo:font-size="11pt" fo:font-style="italic" officeooo:rsid="010071af" style:font-style-asian="italic" style:font-style-complex="italic"/>
    </style:style>
    <style:style style:name="T92" style:family="text">
      <style:text-properties style:font-name="arial" fo:font-size="11pt" fo:font-style="italic" officeooo:rsid="010213bd" style:font-style-asian="italic" style:font-style-complex="italic"/>
    </style:style>
    <style:style style:name="T93" style:family="text">
      <style:text-properties style:font-name="arial" fo:font-size="11pt" fo:font-style="italic" officeooo:rsid="0107f44b" style:font-style-asian="italic" style:font-style-complex="italic"/>
    </style:style>
    <style:style style:name="T94" style:family="text">
      <style:text-properties style:font-name="arial" fo:font-size="11pt" fo:font-style="italic" officeooo:rsid="0109e21d" style:font-style-asian="italic" style:font-style-complex="italic"/>
    </style:style>
    <style:style style:name="T95" style:family="text">
      <style:text-properties style:font-name="arial" fo:font-size="11pt" fo:font-style="italic" officeooo:rsid="010bbae2" style:font-style-asian="italic" style:font-style-complex="italic"/>
    </style:style>
    <style:style style:name="T96" style:family="text">
      <style:text-properties style:font-name="arial" fo:font-size="11pt" fo:font-style="italic" officeooo:rsid="010d8e6a" style:font-style-asian="italic" style:font-style-complex="italic"/>
    </style:style>
    <style:style style:name="T97" style:family="text">
      <style:text-properties style:font-name="arial" fo:font-size="11pt" fo:font-style="italic" officeooo:rsid="010ed3d4" style:font-style-asian="italic" style:font-style-complex="italic"/>
    </style:style>
    <style:style style:name="T98" style:family="text">
      <style:text-properties style:font-name="arial" fo:font-size="11pt" fo:font-style="italic" officeooo:rsid="010f3a60" style:font-style-asian="italic" style:font-style-complex="italic"/>
    </style:style>
    <style:style style:name="T99" style:family="text">
      <style:text-properties style:font-name="arial" fo:font-size="11pt" fo:font-style="italic" officeooo:rsid="01110c3c" style:font-style-asian="italic" style:font-style-complex="italic"/>
    </style:style>
    <style:style style:name="T100" style:family="text">
      <style:text-properties style:font-name="arial" fo:font-size="11pt" fo:font-style="italic" officeooo:rsid="0112c267" style:font-style-asian="italic" style:font-style-complex="italic"/>
    </style:style>
    <style:style style:name="T101" style:family="text">
      <style:text-properties style:font-name="arial" fo:font-size="11pt" fo:font-style="italic" officeooo:rsid="0112e632" style:font-style-asian="italic" style:font-style-complex="italic"/>
    </style:style>
    <style:style style:name="T102" style:family="text">
      <style:text-properties style:font-name="arial" fo:font-size="11pt" fo:font-style="italic" officeooo:rsid="011611af" style:font-style-asian="italic" style:font-style-complex="italic"/>
    </style:style>
    <style:style style:name="T103" style:family="text">
      <style:text-properties style:font-name="arial" fo:font-size="11pt" fo:font-style="italic" officeooo:rsid="0119d40a" style:font-style-asian="italic" style:font-style-complex="italic"/>
    </style:style>
    <style:style style:name="T104" style:family="text">
      <style:text-properties style:font-name="arial" fo:font-size="11pt" fo:font-style="italic" officeooo:rsid="011c33e5" style:font-style-asian="italic" style:font-style-complex="italic"/>
    </style:style>
    <style:style style:name="T105" style:family="text">
      <style:text-properties style:font-name="arial" fo:font-size="11pt" fo:font-style="italic" fo:font-weight="normal" style:font-style-asian="italic" style:font-weight-asian="normal" style:font-style-complex="italic" style:font-weight-complex="normal"/>
    </style:style>
    <style:style style:name="T106" style:family="text">
      <style:text-properties style:font-name="arial" fo:font-size="11pt" fo:font-style="italic" fo:font-weight="normal" officeooo:rsid="00ff1ddf" style:font-style-asian="italic" style:font-weight-asian="normal" style:font-style-complex="italic" style:font-weight-complex="normal"/>
    </style:style>
    <style:style style:name="T107" style:family="text">
      <style:text-properties style:font-name="arial" fo:font-size="11pt" fo:font-style="italic" fo:font-weight="normal" officeooo:rsid="010071af" style:font-style-asian="italic" style:font-weight-asian="normal" style:font-style-complex="italic" style:font-weight-complex="normal"/>
    </style:style>
    <style:style style:name="T108" style:family="text">
      <style:text-properties style:font-name="arial" fo:font-size="11pt" fo:font-style="italic" fo:font-weight="normal" officeooo:rsid="010213bd" style:font-style-asian="italic" style:font-weight-asian="normal" style:font-style-complex="italic" style:font-weight-complex="normal"/>
    </style:style>
    <style:style style:name="T109" style:family="text">
      <style:text-properties style:font-name="arial" fo:font-size="11pt" fo:font-style="italic" fo:font-weight="normal" officeooo:rsid="010ed3d4" style:font-style-asian="italic" style:font-weight-asian="normal" style:font-style-complex="italic" style:font-weight-complex="normal"/>
    </style:style>
    <style:style style:name="T110" style:family="text">
      <style:text-properties style:font-name="arial" fo:font-size="11pt" officeooo:rsid="01037cd2"/>
    </style:style>
    <style:style style:name="T111"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12"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13" style:family="text">
      <style:text-properties officeooo:rsid="00fbeb1d"/>
    </style:style>
    <style:style style:name="T114" style:family="text">
      <style:text-properties officeooo:rsid="00fe60de"/>
    </style:style>
    <style:style style:name="T115" style:family="text">
      <style:text-properties officeooo:rsid="00ff10e8"/>
    </style:style>
    <style:style style:name="T116" style:family="text">
      <style:text-properties style:font-name="arial2" fo:font-size="12.6000003814697pt" fo:font-weight="bold" officeooo:rsid="00ff10e8" style:font-name-asian="Noto Sans CJK SC" style:font-size-asian="16.1000003814697pt" style:font-weight-asian="bold" style:font-name-complex="Lohit Devanagari" style:font-size-complex="16.1000003814697pt" style:font-weight-complex="bold"/>
    </style:style>
    <style:style style:name="T117" style:family="text">
      <style:text-properties style:font-name="arial2" fo:font-size="11.8999996185303pt" fo:font-style="italic" fo:font-weight="bold" officeooo:rsid="00ff1dd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18" style:family="text">
      <style:text-properties style:font-name="arial2" fo:font-size="11.8999996185303pt" fo:font-style="italic" fo:font-weight="bold" officeooo:rsid="010071a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19" style:family="text">
      <style:text-properties style:font-name="arial2" fo:font-size="11.8999996185303pt" fo:font-style="italic" fo:font-weight="bold" officeooo:rsid="010213bd"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0" style:family="text">
      <style:text-properties style:font-name="arial2" fo:font-size="11.8999996185303pt" fo:font-weight="bold" officeooo:rsid="010d8e6a" style:font-name-asian="Noto Sans CJK SC" style:font-size-asian="14.1000003814697pt" style:font-weight-asian="bold" style:font-name-complex="Lohit Devanagari" style:font-size-complex="14.1000003814697pt" style:font-weight-complex="bold"/>
    </style:style>
    <style:style style:name="T121" style:family="text">
      <style:text-properties style:font-name="arial2" fo:font-size="11.8999996185303pt" fo:font-weight="bold" officeooo:rsid="0119d40a" style:font-name-asian="Noto Sans CJK SC" style:font-size-asian="14.1000003814697pt" style:font-weight-asian="bold" style:font-name-complex="Lohit Devanagari" style:font-size-complex="14.1000003814697pt" style:font-weight-complex="bold"/>
    </style:style>
    <style:style style:name="T122" style:family="text">
      <style:text-properties style:font-name="arial2" fo:font-size="11.8999996185303pt" fo:font-weight="bold" officeooo:rsid="011c33e5" style:font-name-asian="Noto Sans CJK SC" style:font-size-asian="14.1000003814697pt" style:font-weight-asian="bold" style:font-name-complex="Lohit Devanagari" style:font-size-complex="14.1000003814697pt" style:font-weight-complex="bold"/>
    </style:style>
    <style:style style:name="T123" style:family="text">
      <style:text-properties officeooo:rsid="00ff1ddf"/>
    </style:style>
    <style:style style:name="T124" style:family="text">
      <style:text-properties fo:color="#000000" fo:font-style="italic" fo:font-weight="bold" style:font-style-asian="italic" style:font-weight-asian="bold" style:font-style-complex="italic" style:font-weight-complex="bold"/>
    </style:style>
    <style:style style:name="T125" style:family="text">
      <style:text-properties fo:color="#000000" fo:font-style="italic" fo:font-weight="bold" officeooo:rsid="01037cd2" style:font-style-asian="italic" style:font-weight-asian="bold" style:font-style-complex="italic" style:font-weight-complex="bold"/>
    </style:style>
    <style:style style:name="T126" style:family="text">
      <style:text-properties officeooo:rsid="01037cd2"/>
    </style:style>
    <style:style style:name="T127" style:family="text">
      <style:text-properties officeooo:rsid="010666c6"/>
    </style:style>
    <style:style style:name="T128" style:family="text">
      <style:text-properties officeooo:rsid="0107f44b"/>
    </style:style>
    <style:style style:name="T129" style:family="text">
      <style:text-properties officeooo:rsid="0109c3df"/>
    </style:style>
    <style:style style:name="T130" style:family="text">
      <style:text-properties officeooo:rsid="0109e21d"/>
    </style:style>
    <style:style style:name="T131" style:family="text">
      <style:text-properties officeooo:rsid="010bbae2"/>
    </style:style>
    <style:style style:name="T132" style:family="text">
      <style:text-properties officeooo:rsid="010ed3d4"/>
    </style:style>
    <style:style style:name="T133" style:family="text">
      <style:text-properties officeooo:rsid="010f3a60"/>
    </style:style>
    <style:style style:name="T134" style:family="text">
      <style:text-properties officeooo:rsid="0112c267"/>
    </style:style>
    <style:style style:name="T135" style:family="text">
      <style:text-properties officeooo:rsid="01187038"/>
    </style:style>
    <style:style style:name="T136" style:family="text">
      <style:text-properties officeooo:rsid="011ad226"/>
    </style:style>
    <style:style style:name="T137" style:family="text">
      <style:text-properties officeooo:rsid="011c33e5"/>
    </style:style>
    <style:style style:name="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71"/>
      <text:p text:style-name="P72"><text:span text:style-name="T111">Documento di </text:span><text:span text:style-name="T60">sviluppo dell’applicazione web</text:span><text:span text:style-name="T112">.</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0">Indice</text:p>
          </text:index-title>
          <text:p text:style-name="P74"><text:a xlink:type="simple" xlink:href="#__RefHeading___Toc211_1698590011" text:style-name="Index_20_Link" text:visited-style-name="Index_20_Link">Scopo del documento<text:tab/>4</text:a></text:p>
          <text:p text:style-name="P74"><text:a xlink:type="simple" xlink:href="#__RefHeading___Toc1823_469272218" text:style-name="Index_20_Link" text:visited-style-name="Index_20_Link">User flow<text:tab/>5</text:a></text:p>
          <text:p text:style-name="P74"><text:a xlink:type="simple" xlink:href="#__RefHeading___Toc746_2312179031" text:style-name="Index_20_Link" text:visited-style-name="Index_20_Link">Application Implementation and Documentation<text:tab/>6</text:a></text:p>
          <text:p text:style-name="P76"><text:a xlink:type="simple" xlink:href="#__RefHeading___Toc748_2312179031" text:style-name="Index_20_Link" text:visited-style-name="Index_20_Link">Project structures<text:tab/>6</text:a></text:p>
          <text:p text:style-name="P76"><text:a xlink:type="simple" xlink:href="#__RefHeading___Toc750_2312179031" text:style-name="Index_20_Link" text:visited-style-name="Index_20_Link">Project Dependencies<text:tab/>7</text:a></text:p>
          <text:p text:style-name="P76"><text:a xlink:type="simple" xlink:href="#__RefHeading___Toc752_2312179031" text:style-name="Index_20_Link" text:visited-style-name="Index_20_Link">Modelli nel database<text:tab/>7</text:a></text:p>
          <text:p text:style-name="P78"><text:a xlink:type="simple" xlink:href="#__RefHeading___Toc754_2312179031" text:style-name="Index_20_Link" text:visited-style-name="Index_20_Link">Modello </text:a><text:a xlink:type="simple" xlink:href="#__RefHeading___Toc754_2312179031" text:style-name="Index_20_Link" text:visited-style-name="Index_20_Link"><text:span text:style-name="T5">User</text:span></text:a><text:a xlink:type="simple" xlink:href="#__RefHeading___Toc754_2312179031" text:style-name="Index_20_Link" text:visited-style-name="Index_20_Link"><text:tab/>7</text:a></text:p>
          <text:p text:style-name="P78"><text:a xlink:type="simple" xlink:href="#__RefHeading___Toc756_2312179031" text:style-name="Index_20_Link" text:visited-style-name="Index_20_Link">Modello </text:a><text:a xlink:type="simple" xlink:href="#__RefHeading___Toc756_2312179031" text:style-name="Index_20_Link" text:visited-style-name="Index_20_Link"><text:span text:style-name="T5">Annuncio</text:span></text:a><text:a xlink:type="simple" xlink:href="#__RefHeading___Toc756_2312179031" text:style-name="Index_20_Link" text:visited-style-name="Index_20_Link"><text:tab/>8</text:a></text:p>
          <text:p text:style-name="P78"><text:a xlink:type="simple" xlink:href="#__RefHeading___Toc758_2312179031" text:style-name="Index_20_Link" text:visited-style-name="Index_20_Link">Modello </text:a><text:a xlink:type="simple" xlink:href="#__RefHeading___Toc758_2312179031" text:style-name="Index_20_Link" text:visited-style-name="Index_20_Link"><text:span text:style-name="T5">Profilo</text:span></text:a><text:a xlink:type="simple" xlink:href="#__RefHeading___Toc758_2312179031" text:style-name="Index_20_Link" text:visited-style-name="Index_20_Link"><text:tab/>8</text:a></text:p>
          <text:p text:style-name="P78"><text:a xlink:type="simple" xlink:href="#__RefHeading___Toc785_2312179031" text:style-name="Index_20_Link" text:visited-style-name="Index_20_Link">Modello </text:a><text:a xlink:type="simple" xlink:href="#__RefHeading___Toc785_2312179031" text:style-name="Index_20_Link" text:visited-style-name="Index_20_Link"><text:span text:style-name="T5">Transazione</text:span></text:a><text:a xlink:type="simple" xlink:href="#__RefHeading___Toc785_2312179031" text:style-name="Index_20_Link" text:visited-style-name="Index_20_Link"><text:tab/>9</text:a></text:p>
          <text:p text:style-name="P78"><text:a xlink:type="simple" xlink:href="#__RefHeading___Toc787_2312179031" text:style-name="Index_20_Link" text:visited-style-name="Index_20_Link">Modello </text:a><text:a xlink:type="simple" xlink:href="#__RefHeading___Toc787_2312179031" text:style-name="Index_20_Link" text:visited-style-name="Index_20_Link"><text:span text:style-name="T5">Recensione</text:span></text:a><text:a xlink:type="simple" xlink:href="#__RefHeading___Toc787_2312179031" text:style-name="Index_20_Link" text:visited-style-name="Index_20_Link"><text:tab/>9</text:a></text:p>
          <text:p text:style-name="P74"><text:a xlink:type="simple" xlink:href="#__RefHeading___Toc789_2312179031" text:style-name="Index_20_Link" text:visited-style-name="Index_20_Link">Project APIs<text:tab/>10</text:a></text:p>
          <text:p text:style-name="P76"><text:a xlink:type="simple" xlink:href="#__RefHeading___Toc791_2312179031" text:style-name="Index_20_Link" text:visited-style-name="Index_20_Link">Estrazione delle risorse dal class diagram<text:tab/>10</text:a></text:p>
          <text:p text:style-name="P76"><text:a xlink:type="simple" xlink:href="#__RefHeading___Toc793_2312179031" text:style-name="Index_20_Link" text:visited-style-name="Index_20_Link">Diagramma delle risorse<text:tab/>12</text:a></text:p>
          <text:p text:style-name="P74"><text:a xlink:type="simple" xlink:href="#__RefHeading___Toc795_2312179031" text:style-name="Index_20_Link" text:visited-style-name="Index_20_Link">Sviluppo API<text:tab/>13</text:a></text:p>
          <text:p text:style-name="P76"><text:a xlink:type="simple" xlink:href="#__RefHeading___Toc797_2312179031" text:style-name="Index_20_Link" text:visited-style-name="Index_20_Link">API per il modello </text:a><text:a xlink:type="simple" xlink:href="#__RefHeading___Toc797_2312179031" text:style-name="Index_20_Link" text:visited-style-name="Index_20_Link"><text:span text:style-name="T5">Utente</text:span></text:a><text:a xlink:type="simple" xlink:href="#__RefHeading___Toc797_2312179031" text:style-name="Index_20_Link" text:visited-style-name="Index_20_Link"><text:tab/>13</text:a></text:p>
          <text:p text:style-name="P78"><text:a xlink:type="simple" xlink:href="#__RefHeading___Toc1580_474324225" text:style-name="Index_20_Link" text:visited-style-name="Index_20_Link">Salvataggio di un nuovo utente<text:tab/>13</text:a></text:p>
          <text:p text:style-name="P78"><text:a xlink:type="simple" xlink:href="#__RefHeading___Toc1582_474324225" text:style-name="Index_20_Link" text:visited-style-name="Index_20_Link">Cancellazione di un utente<text:tab/>13</text:a></text:p>
          <text:p text:style-name="P78"><text:a xlink:type="simple" xlink:href="#__RefHeading___Toc1584_474324225" text:style-name="Index_20_Link" text:visited-style-name="Index_20_Link">Ricerca di tutti gli utenti<text:tab/>13</text:a></text:p>
          <text:p text:style-name="P78"><text:a xlink:type="simple" xlink:href="#__RefHeading___Toc1586_474324225" text:style-name="Index_20_Link" text:visited-style-name="Index_20_Link">Ricerca dei dati di un preciso utente<text:tab/>13</text:a></text:p>
          <text:p text:style-name="P78"><text:a xlink:type="simple" xlink:href="#__RefHeading___Toc1588_474324225" text:style-name="Index_20_Link" text:visited-style-name="Index_20_Link">Aggiornamento dati utente<text:tab/>14</text:a></text:p>
          <text:p text:style-name="P78"><text:a xlink:type="simple" xlink:href="#__RefHeading___Toc1590_474324225" text:style-name="Index_20_Link" text:visited-style-name="Index_20_Link">Aggiornamento email utente<text:tab/>14</text:a></text:p>
          <text:p text:style-name="P78"><text:a xlink:type="simple" xlink:href="#__RefHeading___Toc1592_474324225" text:style-name="Index_20_Link" text:visited-style-name="Index_20_Link">Aggiornamento password utente<text:tab/>14</text:a></text:p>
          <text:p text:style-name="P76"><text:a xlink:type="simple" xlink:href="#__RefHeading___Toc1594_474324225" text:style-name="Index_20_Link" text:visited-style-name="Index_20_Link">API per l’autenticazione<text:tab/>15</text:a></text:p>
          <text:p text:style-name="P78"><text:a xlink:type="simple" xlink:href="#__RefHeading___Toc1596_474324225" text:style-name="Index_20_Link" text:visited-style-name="Index_20_Link">Login di un utente<text:tab/>15</text:a></text:p>
          <text:p text:style-name="P78"><text:a xlink:type="simple" xlink:href="#__RefHeading___Toc1598_474324225" text:style-name="Index_20_Link" text:visited-style-name="Index_20_Link">Logout di un utente<text:tab/>15</text:a></text:p>
          <text:p text:style-name="P78"><text:a xlink:type="simple" xlink:href="#__RefHeading___Toc1600_474324225" text:style-name="Index_20_Link" text:visited-style-name="Index_20_Link">Ripristino password<text:tab/>15</text:a></text:p>
          <text:p text:style-name="P76"><text:a xlink:type="simple" xlink:href="#__RefHeading___Toc1602_474324225" text:style-name="Index_20_Link" text:visited-style-name="Index_20_Link">API per gestire l’invio di una mail<text:tab/>15</text:a></text:p>
          <text:p text:style-name="P78"><text:a xlink:type="simple" xlink:href="#__RefHeading___Toc1604_474324225" text:style-name="Index_20_Link" text:visited-style-name="Index_20_Link">Invio di una mail<text:tab/>15</text:a></text:p>
          <text:p text:style-name="P76"><text:a xlink:type="simple" xlink:href="#__RefHeading___Toc2025_1111057556" text:style-name="Index_20_Link" text:visited-style-name="Index_20_Link">API per il modello </text:a><text:a xlink:type="simple" xlink:href="#__RefHeading___Toc2025_1111057556" text:style-name="Index_20_Link" text:visited-style-name="Index_20_Link"><text:span text:style-name="T5">Annuncio</text:span></text:a><text:a xlink:type="simple" xlink:href="#__RefHeading___Toc2025_1111057556" text:style-name="Index_20_Link" text:visited-style-name="Index_20_Link"><text:tab/>16</text:a></text:p>
          <text:p text:style-name="P78"><text:a xlink:type="simple" xlink:href="#__RefHeading___Toc2027_1111057556" text:style-name="Index_20_Link" text:visited-style-name="Index_20_Link">Salvataggio di un nuovo annuncio<text:tab/>16</text:a></text:p>
          <text:p text:style-name="P78"><text:a xlink:type="simple" xlink:href="#__RefHeading___Toc2029_1111057556" text:style-name="Index_20_Link" text:visited-style-name="Index_20_Link">Ricerca di tutti gli annunci<text:tab/>16</text:a></text:p>
          <text:p text:style-name="P78"><text:a xlink:type="simple" xlink:href="#__RefHeading___Toc2031_1111057556" text:style-name="Index_20_Link" text:visited-style-name="Index_20_Link">Ricerca delle informazioni di un annuncio<text:tab/>16</text:a></text:p>
          <text:p text:style-name="P78"><text:a xlink:type="simple" xlink:href="#__RefHeading___Toc2033_1111057556" text:style-name="Index_20_Link" text:visited-style-name="Index_20_Link">Ricerca di tutti gli annunci di un preciso inserzionista<text:tab/>16</text:a></text:p>
          <text:p text:style-name="P78"><text:a xlink:type="simple" xlink:href="#__RefHeading___Toc2035_1111057556" text:style-name="Index_20_Link" text:visited-style-name="Index_20_Link">Ricerca di tutti gli annunci che soddisfano determinati filtri<text:tab/>16</text:a></text:p>
          <text:p text:style-name="P78"><text:a xlink:type="simple" xlink:href="#__RefHeading___Toc2037_1111057556" text:style-name="Index_20_Link" text:visited-style-name="Index_20_Link">Ricerca degli annunci secondo una keyword<text:tab/>17</text:a></text:p>
          <text:p text:style-name="P78"><text:a xlink:type="simple" xlink:href="#__RefHeading___Toc2039_1111057556" text:style-name="Index_20_Link" text:visited-style-name="Index_20_Link">Ordinamento di un elenco di annunci secondo un preciso parametro<text:tab/>17</text:a></text:p>
          <text:p text:style-name="P78"><text:a xlink:type="simple" xlink:href="#__RefHeading___Toc2041_1111057556" text:style-name="Index_20_Link" text:visited-style-name="Index_20_Link">Eliminazione di un annuncio<text:tab/>17</text:a></text:p>
          <text:p text:style-name="P78"><text:a xlink:type="simple" xlink:href="#__RefHeading___Toc2043_1111057556" text:style-name="Index_20_Link" text:visited-style-name="Index_20_Link">Aggiornamento delle informazioni di un annuncio<text:tab/>17</text:a></text:p>
          <text:p text:style-name="P76"><text:a xlink:type="simple" xlink:href="#__RefHeading___Toc1920_1111057556" text:style-name="Index_20_Link" text:visited-style-name="Index_20_Link">API per il modello </text:a><text:a xlink:type="simple" xlink:href="#__RefHeading___Toc1920_1111057556" text:style-name="Index_20_Link" text:visited-style-name="Index_20_Link"><text:span text:style-name="T5">Recensione</text:span></text:a><text:a xlink:type="simple" xlink:href="#__RefHeading___Toc1920_1111057556" text:style-name="Index_20_Link" text:visited-style-name="Index_20_Link"><text:tab/>18</text:a></text:p>
          <text:p text:style-name="P78"><text:a xlink:type="simple" xlink:href="#__RefHeading___Toc1922_1111057556" text:style-name="Index_20_Link" text:visited-style-name="Index_20_Link">Salvataggio di una nuova recensione<text:tab/>18</text:a></text:p>
          <text:p text:style-name="P78"><text:a xlink:type="simple" xlink:href="#__RefHeading___Toc1924_1111057556" text:style-name="Index_20_Link" text:visited-style-name="Index_20_Link">Eliminazione di una recensione<text:tab/>18</text:a></text:p>
          <text:p text:style-name="P78"><text:a xlink:type="simple" xlink:href="#__RefHeading___Toc1926_1111057556" text:style-name="Index_20_Link" text:visited-style-name="Index_20_Link">Ricerca di tutte le recensioni<text:tab/>18</text:a></text:p>
          <text:p text:style-name="P78"><text:a xlink:type="simple" xlink:href="#__RefHeading___Toc1928_1111057556" text:style-name="Index_20_Link" text:visited-style-name="Index_20_Link">Ricerca delle recensioni fatte su un preciso utente<text:tab/>18</text:a></text:p>
          <text:p text:style-name="P78"><text:a xlink:type="simple" xlink:href="#__RefHeading___Toc1930_1111057556" text:style-name="Index_20_Link" text:visited-style-name="Index_20_Link">Ricerca delle recensioni fatte da un preciso utente<text:tab/>19</text:a></text:p>
          <text:p text:style-name="P78"><text:a xlink:type="simple" xlink:href="#__RefHeading___Toc1932_1111057556" text:style-name="Index_20_Link" text:visited-style-name="Index_20_Link">Ricerca della recensione relativa ad una transazione<text:tab/>19</text:a></text:p>
          <text:p text:style-name="P76"><text:a xlink:type="simple" xlink:href="#__RefHeading___Toc2045_1111057556" text:style-name="Index_20_Link" text:visited-style-name="Index_20_Link">API per il modello </text:a><text:a xlink:type="simple" xlink:href="#__RefHeading___Toc2045_1111057556" text:style-name="Index_20_Link" text:visited-style-name="Index_20_Link"><text:span text:style-name="T5">Transazione</text:span></text:a><text:a xlink:type="simple" xlink:href="#__RefHeading___Toc2045_1111057556" text:style-name="Index_20_Link" text:visited-style-name="Index_20_Link"><text:tab/>20</text:a></text:p>
          <text:p text:style-name="P78"><text:a xlink:type="simple" xlink:href="#__RefHeading___Toc2047_1111057556" text:style-name="Index_20_Link" text:visited-style-name="Index_20_Link">Salvataggio di una nuova transazione<text:tab/>20</text:a></text:p>
          <text:p text:style-name="P78"><text:a xlink:type="simple" xlink:href="#__RefHeading___Toc2049_1111057556" text:style-name="Index_20_Link" text:visited-style-name="Index_20_Link">Eliminazione di una transazione<text:tab/>20</text:a></text:p>
          <text:p text:style-name="P78"><text:soft-page-break/><text:a xlink:type="simple" xlink:href="#__RefHeading___Toc2051_1111057556" text:style-name="Index_20_Link" text:visited-style-name="Index_20_Link">Ricerca di tutte le transazioni<text:tab/>20</text:a></text:p>
          <text:p text:style-name="P78"><text:a xlink:type="simple" xlink:href="#__RefHeading___Toc2053_1111057556" text:style-name="Index_20_Link" text:visited-style-name="Index_20_Link">Ricerca di tutte le transazioni di un utente in qualità di ‘acquirente’<text:tab/>20</text:a></text:p>
          <text:p text:style-name="P78"><text:a xlink:type="simple" xlink:href="#__RefHeading___Toc2055_1111057556" text:style-name="Index_20_Link" text:visited-style-name="Index_20_Link">Ricerca di tutte le transazioni di un utente in qualità di ‘venditore’<text:tab/>21</text:a></text:p>
          <text:p text:style-name="P78"><text:a xlink:type="simple" xlink:href="#__RefHeading___Toc2057_1111057556" text:style-name="Index_20_Link" text:visited-style-name="Index_20_Link">Ricerca di tutte le transazioni associate ad un preciso prodotto<text:tab/>21</text:a></text:p>
          <text:p text:style-name="P76"><text:a xlink:type="simple" xlink:href="#__RefHeading___Toc2059_1111057556" text:style-name="Index_20_Link" text:visited-style-name="Index_20_Link">API per il modello </text:a><text:a xlink:type="simple" xlink:href="#__RefHeading___Toc2059_1111057556" text:style-name="Index_20_Link" text:visited-style-name="Index_20_Link"><text:span text:style-name="T5">Profilo</text:span></text:a><text:a xlink:type="simple" xlink:href="#__RefHeading___Toc2059_1111057556" text:style-name="Index_20_Link" text:visited-style-name="Index_20_Link"><text:tab/>22</text:a></text:p>
          <text:p text:style-name="P78"><text:a xlink:type="simple" xlink:href="#__RefHeading___Toc2061_1111057556" text:style-name="Index_20_Link" text:visited-style-name="Index_20_Link">Salvataggio di un nuovo profilo<text:tab/>22</text:a></text:p>
          <text:p text:style-name="P78"><text:a xlink:type="simple" xlink:href="#__RefHeading___Toc2063_1111057556" text:style-name="Index_20_Link" text:visited-style-name="Index_20_Link">Ricerca di tutti i profili<text:tab/>22</text:a></text:p>
          <text:p text:style-name="P78"><text:a xlink:type="simple" xlink:href="#__RefHeading___Toc2065_1111057556" text:style-name="Index_20_Link" text:visited-style-name="Index_20_Link">Ricerca delle informazioni di un preciso profilo<text:tab/>22</text:a></text:p>
          <text:p text:style-name="P78"><text:a xlink:type="simple" xlink:href="#__RefHeading___Toc2067_1111057556" text:style-name="Index_20_Link" text:visited-style-name="Index_20_Link">Ricerca dei profili con il rating più alto<text:tab/>22</text:a></text:p>
          <text:p text:style-name="P78"><text:a xlink:type="simple" xlink:href="#__RefHeading___Toc2069_1111057556" text:style-name="Index_20_Link" text:visited-style-name="Index_20_Link">Eliminazione di un profilo<text:tab/>22</text:a></text:p>
          <text:p text:style-name="P78"><text:a xlink:type="simple" xlink:href="#__RefHeading___Toc2071_1111057556" text:style-name="Index_20_Link" text:visited-style-name="Index_20_Link">Aggiunta di un elemento alla whishlist<text:tab/>23</text:a></text:p>
          <text:p text:style-name="P78"><text:a xlink:type="simple" xlink:href="#__RefHeading___Toc2073_1111057556" text:style-name="Index_20_Link" text:visited-style-name="Index_20_Link">Rimozione di un elemento alla whishlist<text:tab/>23</text:a></text:p>
          <text:p text:style-name="P78"><text:a xlink:type="simple" xlink:href="#__RefHeading___Toc2075_1111057556" text:style-name="Index_20_Link" text:visited-style-name="Index_20_Link">Aggiornamento descrizione profilo<text:tab/>23</text:a></text:p>
          <text:p text:style-name="P78"><text:a xlink:type="simple" xlink:href="#__RefHeading___Toc2077_1111057556" text:style-name="Index_20_Link" text:visited-style-name="Index_20_Link">Aggiornamento del rating del profilo<text:tab/>23</text:a></text:p>
          <text:p text:style-name="P78"><text:a xlink:type="simple" xlink:href="#__RefHeading___Toc2079_1111057556" text:style-name="Index_20_Link" text:visited-style-name="Index_20_Link">Aggiornamento statistiche annunci online<text:tab/>24</text:a></text:p>
          <text:p text:style-name="P78"><text:a xlink:type="simple" xlink:href="#__RefHeading___Toc2081_1111057556" text:style-name="Index_20_Link" text:visited-style-name="Index_20_Link">Aggiornamento statistiche di vendita<text:tab/>24</text:a></text:p>
          <text:p text:style-name="P78"><text:a xlink:type="simple" xlink:href="#__RefHeading___Toc2083_1111057556" text:style-name="Index_20_Link" text:visited-style-name="Index_20_Link">Aggiornamento statistiche di acquisti<text:tab/>24</text:a></text:p>
        </text:index-body>
      </text:table-of-content>
      <text:p text:style-name="P6"/>
      <text:h text:style-name="P81" text:outline-level="1"><text:bookmark-start text:name="__RefHeading___Toc211_1698590011"/>Scopo del documento<text:bookmark-end text:name="__RefHeading___Toc211_1698590011"/></text:h>
      <text:p text:style-name="P9"/>
      <text:p text:style-name="P7"><text:span text:style-name="T30">I</text:span><text:span text:style-name="T29">l seguente documento riporta tutte le informazioni necessarie per descrivere lo sviluppo di una parte, molto completa, dell’applicazione web </text:span><text:span text:style-name="T5">SpottyThings</text:span><text:span text:style-name="T29">.</text:span></text:p>
      <text:p text:style-name="P7"><text:span text:style-name="T29">Nel primo capitolo viene riportato lo user flow, ovvero una descrizione tramite diagramma di tutte le azioni che si possono eseguire sulla parte implementata di </text:span><text:span text:style-name="T5">SpottyThings</text:span><text:span text:style-name="T29">, descrivendo le varie richieste effettuabili a front-end in ogni pagina e le varie risposte possibili.</text:span></text:p>
      <text:p text:style-name="P10">Successivamente rappresentiamo una struttura del codice realizzato, descrivendo le dipendenze installate, i modelli realizzati e le API implementate.</text:p>
      <text:p text:style-name="P8"><text:span text:style-name="T31">Una attenta descrizione delle API implementate viene fatta con il diagramma delle </text:span><text:span text:style-name="T63">risorse</text:span><text:span text:style-name="T31"> e il diagramma </text:span><text:span text:style-name="T63">di estrazione delle risorse</text:span><text:span text:style-name="T31">, in cui si individuano le risorse estratte a partire dal diagramma delle classi del </text:span><text:span text:style-name="T56">documento</text:span><text:span text:style-name="T24"> D3-T25</text:span><text:span text:style-name="T56">.</text:span></text:p>
      <text:p text:style-name="P7"><text:span text:style-name="T29">Nel capitolo quattro si spiega ciò che si è fatto con </text:span><text:span text:style-name="T5">Swagger</text:span><text:span text:style-name="T29"> per la documentazione delle API.</text:span></text:p>
      <text:p text:style-name="P10">Successivamente viene fornita una breve descrizione per le pagine implementate e una descrizione del repository di GitHub con le istruzioni per effettuare il deployment.</text:p>
      <text:p text:style-name="P10">Per finire mostriamo i vari casi di test realizzati per verificare il corretto funzionamento delle API.</text:p>
      <text:h text:style-name="P82" text:outline-level="1"><text:bookmark-start text:name="__RefHeading___Toc1823_469272218"/>User flow<text:bookmark-end text:name="__RefHeading___Toc1823_469272218"/></text:h>
      <text:p text:style-name="P8"/>
      <text:p text:style-name="P7">In questo capitolo</text:p>
      <text:h text:style-name="P83" text:outline-level="1"><text:bookmark-start text:name="__RefHeading___Toc746_2312179031"/>Application Implementation and Documentation<text:bookmark-end text:name="__RefHeading___Toc746_2312179031"/></text:h>
      <text:p text:style-name="P25"/>
      <text:p text:style-name="P27"><text:span text:style-name="T87">L</text:span><text:span text:style-name="T113">’applicazione </text:span><text:span text:style-name="T6">SpottyThings </text:span><text:span text:style-name="T32">è stata </text:span><text:span text:style-name="T64">sviluppata</text:span><text:span text:style-name="T32"> utilizzando </text:span><text:span text:style-name="T6">NodeJS </text:span><text:span text:style-name="T32">e </text:span><text:span text:style-name="T6">VueJS </text:span><text:span text:style-name="T32">per la parte di front-end. A livello di back-end per la memorizzazione dei vari dati abbiamo utilizzato </text:span><text:span text:style-name="T6">MongoDB</text:span><text:span text:style-name="T32">.</text:span></text:p>
      <text:p text:style-name="P27"><text:span text:style-name="T32">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4">realizzato</text:span><text:span text:style-name="T32"> una “simulazione d’acquisto” di un oggetto, per simulare </text:span><text:span text:style-name="T64">un</text:span><text:span text:style-name="T32"> possibile utilizzo completo da parte di un utente della nostra applicazione.</text:span></text:p>
      <text:p text:style-name="P26"><text:span text:style-name="T29">Infine abbiamo anche utilizzato le API del sistema esterno </text:span><text:span text:style-name="T5">NodeMailer </text:span><text:span text:style-name="T29">per gestire l’invio di email agli utenti (riguardante il ripristino della password).</text:span></text:p>
      <text:p text:style-name="P12"/>
      <text:h text:style-name="P86" text:outline-level="2"><text:bookmark-start text:name="__RefHeading___Toc748_2312179031"/>Project structures<text:bookmark-end text:name="__RefHeading___Toc748_2312179031"/></text:h>
      <text:p text:style-name="P26">La struttura del progetto è rappresentata nella immagine sottostante. La directory principale <text:span text:style-name="T5">ProgettoT25 </text:span><text:span text:style-name="T29">è divisa in due directory distinte: </text:span><text:span text:style-name="T5">FrontEnd </text:span><text:span text:style-name="T29">e </text:span><text:span text:style-name="T5">BackEnd</text:span><text:span text:style-name="T29">, in cui sono implementate le rispettive parti di front-end e back-end.</text:span></text:p>
      <text:p text:style-name="P12"/>
      <text:p text:style-name="P26"><text:span text:style-name="T29">La cartella </text:span><text:span text:style-name="T5">BackEnd </text:span><text:span text:style-name="T29">è divisa in questo modo:</text:span></text:p>
      <text:list xml:id="list1714304118" text:style-name="L1">
        <text:list-item>
          <text:p text:style-name="P126"><text:span text:style-name="T29">cartella </text:span><text:span text:style-name="T5">node_modules</text:span><text:span text:style-name="T29"> dove sono scaricate le dipendenze utilizzate nel sistema</text:span></text:p>
        </text:list-item>
        <text:list-item>
          <text:p text:style-name="P127"><text:span text:style-name="T29">file </text:span><text:span text:style-name="T5">swagger.json </text:span><text:span text:style-name="T29">dove è sono descritte approfonditamente e con opportuni esempi le API implementate nel sistema</text:span></text:p>
        </text:list-item>
        <text:list-item>
          <text:p text:style-name="P125"><text:span text:style-name="T33">file </text:span><text:span text:style-name="T7">package.json </text:span><text:span text:style-name="T33">che rappresenta </text:span><text:span text:style-name="T65">il file di configurazione generale del progetto</text:span></text:p>
        </text:list-item>
        <text:list-item>
          <text:p text:style-name="P127"><text:span text:style-name="T62">file </text:span><text:span text:style-name="T88">.env </text:span><text:span text:style-name="T62">dove sono definite le variabili d’ambiente</text:span></text:p>
        </text:list-item>
        <text:list-item>
          <text:p text:style-name="P127"><text:span text:style-name="T62">file </text:span><text:span text:style-name="T88">index.js </text:span><text:span text:style-name="T62">che rappresenta lo start point del progetto, il programma che deve essere eseguito per attivare la connessione verso il database </text:span><text:span text:style-name="T88">MongoDB </text:span><text:span text:style-name="T62">e attivare il server all’indirizzo </text:span><text:span text:style-name="T88">localhost:8080</text:span></text:p>
        </text:list-item>
        <text:list-item>
          <text:p text:style-name="P128"><text:span text:style-name="T61">cartella </text:span><text:span text:style-name="T88">src </text:span><text:span text:style-name="T61">dove viene definita tutta la business logic del sistema lato back-end.</text:span></text:p>
        </text:list-item>
      </text:list>
      <text:p text:style-name="P31"/>
      <text:p text:style-name="P11"><text:span text:style-name="T61">Nella cartella </text:span><text:span text:style-name="T88">src </text:span><text:span text:style-name="T61">troviamo:</text:span></text:p>
      <text:list xml:id="list1959665164" text:style-name="L2">
        <text:list-item>
          <text:p text:style-name="P129"><text:span text:style-name="T61">il file </text:span><text:span text:style-name="T88">server.js </text:span><text:span text:style-name="T61">che importa i vari moduli che vengono utilizzati a back-end e definisce l’endpoint delle API</text:span></text:p>
        </text:list-item>
        <text:list-item>
          <text:p text:style-name="P129"><text:span text:style-name="T61">la cartella </text:span><text:span text:style-name="T88">auxiliaries </text:span><text:span text:style-name="T61">che contiene le definizioni e il codice di tutte le funzioni ausiliarie implementate da noi e utilizzate nelle varie API</text:span></text:p>
        </text:list-item>
        <text:list-item>
          <text:p text:style-name="P129"><text:span text:style-name="T61">la cartella </text:span><text:span text:style-name="T88">models </text:span><text:span text:style-name="T61">che contiene la definizione di tutti i modelli che saranno memorizzati nel database</text:span></text:p>
        </text:list-item>
        <text:list-item>
          <text:p text:style-name="P129"><text:span text:style-name="T61">la cartella </text:span><text:span text:style-name="T88">controllers </text:span><text:span text:style-name="T61">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129"><text:span text:style-name="T61">la cartella </text:span><text:span text:style-name="T88">routes </text:span><text:span text:style-name="T61">in cui sono organizzate le varie API divise per modello e vengono specificati i corrispondenti endpoint.</text:span></text:p>
        </text:list-item>
      </text:list>
      <text:p text:style-name="P31"/>
      <text:p text:style-name="P11"><text:span text:style-name="T61">Mentre nella cartella </text:span><text:span text:style-name="T88">FrontEnd</text:span><text:span text:style-name="T61">:</text:span></text:p>
      <text:p text:style-name="P12"/>
      <text:p text:style-name="P19"><text:span text:style-name="T129">[</text:span>.gitignore</text:p>
      <text:p text:style-name="P19">package.json</text:p>
      <text:p text:style-name="P19"><text:soft-page-break/>.env</text:p>
      <text:p text:style-name="P20">testing<text:span text:style-name="T129">]</text:span></text:p>
      <text:p text:style-name="P19"/>
      <text:h text:style-name="P87" text:outline-level="2"><text:bookmark-start text:name="__RefHeading___Toc750_2312179031"/>Project Dependencies<text:bookmark-end text:name="__RefHeading___Toc750_2312179031"/></text:h>
      <text:p text:style-name="P28">I moduli Node utilizzati e aggiunti al file <text:span text:style-name="T5">package.json</text:span><text:span text:style-name="T29">, nel campo</text:span><text:span text:style-name="T5"> dependencies</text:span><text:span text:style-name="T29">,</text:span><text:span text:style-name="T5"> </text:span><text:span text:style-name="T29">sono:</text:span></text:p>
      <text:list xml:id="list403840390" text:style-name="L3">
        <text:list-item>
          <text:p text:style-name="P136">cors<text:span text:style-name="T29">: </text:span><text:span text:style-name="T35">modulo per permettere alla web app di supportare il </text:span><text:span text:style-name="T115">Cross-Origin Resource Sharing </text:span><text:span text:style-name="T35">protocol</text:span></text:p>
        </text:list-item>
        <text:list-item>
          <text:p text:style-name="P135"><text:span text:style-name="T7">dotenv</text:span><text:span text:style-name="T33">: </text:span><text:span text:style-name="T34">permette di utilizzare le variabile d’ambiente definite </text:span><text:span text:style-name="T66">nel</text:span><text:span text:style-name="T34"> file </text:span><text:span text:style-name="T8">.env</text:span></text:p>
        </text:list-item>
        <text:list-item>
          <text:p text:style-name="P136">express<text:span text:style-name="T29">: </text:span><text:span text:style-name="T34">framework che fornisce molte funzionalità per le web application come </text:span><text:span text:style-name="T114">SpottyThings</text:span><text:span text:style-name="T34">, tra cui molte funzioni per creare e gestire le API</text:span></text:p>
        </text:list-item>
        <text:list-item>
          <text:p text:style-name="P136">jsonwebtoken<text:span text:style-name="T29">: </text:span><text:span text:style-name="T34">modulo per creare e gestire un token d’accesso</text:span></text:p>
        </text:list-item>
        <text:list-item>
          <text:p text:style-name="P136">mongoose<text:span text:style-name="T29">: </text:span><text:span text:style-name="T34">fornisce le varie funzioni per interagire con </text:span><text:span text:style-name="T114">MongoDB</text:span></text:p>
        </text:list-item>
        <text:list-item>
          <text:p text:style-name="P136">multer<text:span text:style-name="T29">: </text:span><text:span text:style-name="T35">per gestire il body nelle varie API</text:span></text:p>
        </text:list-item>
        <text:list-item>
          <text:p text:style-name="P136">nodemailer<text:span text:style-name="T29">: </text:span><text:span text:style-name="T34">utilizzato per gestire l’invio di mail agli utenti</text:span></text:p>
        </text:list-item>
        <text:list-item>
          <text:p text:style-name="P135"><text:span text:style-name="T89">swagger-ui-express</text:span><text:span text:style-name="T65">: </text:span><text:span text:style-name="T66">tool usato per documentare e testare la API che abbiamo progettato.</text:span></text:p>
        </text:list-item>
      </text:list>
      <text:p text:style-name="P31"/>
      <text:p text:style-name="P29"><text:span text:style-name="T29">Nel campo </text:span>scripts <text:span text:style-name="T29">abbiamo anche aggiunto lo script </text:span>“start” : “node index.js”<text:span text:style-name="T29"> in modo tale da poter avviare il server semplicemente col comando </text:span>npm start<text:span text:style-name="T29">.</text:span></text:p>
      <text:p text:style-name="P31"/>
      <text:p text:style-name="P35">Testing</text:p>
      <text:p text:style-name="P35"/>
      <text:h text:style-name="P88" text:outline-level="2"><text:bookmark-start text:name="__RefHeading___Toc752_2312179031"/><text:bookmark-start text:name="modelliDb"/><text:span text:style-name="T116">Modelli nel</text:span><text:span text:style-name="T115"> database</text:span><text:bookmark-end text:name="__RefHeading___Toc752_2312179031"/><text:bookmark-end text:name="modelliDb"/></text:h>
      <text:p text:style-name="P44"><text:span text:style-name="T26">Per la gestione dei dati utili nell’applicazione abbiamo definito diversi modelli di dati partendo dalle classi sviluppate nel class diagram del documento </text:span><text:span text:style-name="T3">D3-T25</text:span><text:span text:style-name="T58">. Le risorse necessarie da gestire nel nostro sistema hanno portato alla definizione di cinque modelli, per ognuno dei quali è stata definita una precisa collezione nel database.</text:span></text:p>
      <text:p text:style-name="P22"/>
      <text:h text:style-name="P98" text:outline-level="3"><text:bookmark-start text:name="__RefHeading___Toc754_2312179031"/>Modello <text:span text:style-name="T5">User</text:span><text:bookmark-end text:name="__RefHeading___Toc754_2312179031"/></text:h>
      <text:p text:style-name="P46"><text:span text:style-name="T36">Per memorizzare i dati degli utenti che si iscrivono al </text:span><text:span text:style-name="T67">nostro sito web abbiamo creato il modello</text:span><text:span text:style-name="T90"> User</text:span><text:span text:style-name="T67">. In questa immagine mostriamo lo schema del dato.</text:span></text:p>
      <text:p text:style-name="P36">[ screen schema ]</text:p>
      <text:p text:style-name="P36"/>
      <text:p text:style-name="P46"><text:span text:style-name="T82">Si pone necessaria la definizione degli attributi sensibili </text:span><text:span text:style-name="T106">nome</text:span><text:span text:style-name="T82">, </text:span><text:span text:style-name="T106">cognome</text:span><text:span text:style-name="T82">, </text:span><text:span text:style-name="T106">datadinascita </text:span><text:span text:style-name="T82">e </text:span><text:span text:style-name="T106">indirizzo </text:span><text:span text:style-name="T82">perché l’RNF 17 definito nel </text:span><text:span text:style-name="T106">D1-T25 </text:span><text:span text:style-name="T82">richiede esplicitamente di verificare l’identità degli utenti. In questo modo riusciamo a raccogliere dati sensibile degli utenti che confermano la loro reale identità.</text:span></text:p>
      <text:p text:style-name="P45"><text:span text:style-name="T81">L’attributo </text:span><text:span text:style-name="T105">metodiPagamento </text:span><text:span text:style-name="T81">è opzionale e prevede di associare l’indirizzo mail a cui è collegato un account </text:span><text:span text:style-name="T105">PayPal </text:span><text:span text:style-name="T81">dell’utente per procedere agli acquisti online direttamente sul sito.</text:span></text:p>
      <text:p text:style-name="P39"/>
      <text:p text:style-name="P147">Nel campo <text:span text:style-name="T5">_id </text:span>automaticamente creato da <text:span text:style-name="T5">MongoDB</text:span> viene salvato lo <text:span text:style-name="T5">username </text:span>dell’utente in quanto unico e richiesto per ogni utente che si registra al sistema.</text:p>
      <text:p text:style-name="P39"/>
      <text:p text:style-name="P39">Un esempio di elemento nella collezione nel database è il seguente:</text:p>
      <text:p text:style-name="P36">[ esempio dati ]</text:p>
      <text:p text:style-name="P36"/>
      <text:h text:style-name="P99" text:outline-level="3"><text:bookmark-start text:name="__RefHeading___Toc756_2312179031"/><text:soft-page-break/><text:span text:style-name="T123">Modello </text:span><text:span text:style-name="T117">Annuncio</text:span><text:bookmark-end text:name="__RefHeading___Toc756_2312179031"/></text:h>
      <text:p text:style-name="P46"><text:span text:style-name="T36">Per memorizzare i dati degli </text:span><text:span text:style-name="T67">annunci</text:span><text:span text:style-name="T36"> che </text:span><text:span text:style-name="T67">vengono postati su</text:span><text:span text:style-name="T90"> SpottyThings </text:span><text:span text:style-name="T67">abbiamo creato il modello</text:span><text:span text:style-name="T90"> </text:span><text:span text:style-name="T91">Annuncio</text:span><text:span text:style-name="T67">. In questa immagine mostriamo lo schema del dato.</text:span></text:p>
      <text:p text:style-name="P36">[ screen schema ]</text:p>
      <text:p text:style-name="P36"/>
      <text:p text:style-name="P48"><text:span text:style-name="T83">L’attributo </text:span><text:span text:style-name="T107">modalitaTransazione </text:span><text:span text:style-name="T83">specifica se il preciso annuncio risulta postato in </text:span><text:span text:style-name="T107">Affitto </text:span><text:span text:style-name="T83">o in </text:span><text:span text:style-name="T107">Vendita</text:span><text:span text:style-name="T83">, mentre l’attributo </text:span><text:span text:style-name="T107">pagamentoOnline </text:span><text:span text:style-name="T83">specifica se è abilitato o meno il pagamento online per il suddetto annuncio. Nel caso si abilitato è resa obbligatoria la definizione di un indirizzo mail collegato ad un conto </text:span><text:span text:style-name="T107">PayPal </text:span><text:span text:style-name="T83">in cui verrà accreditato l’importo.</text:span></text:p>
      <text:p text:style-name="P42"/>
      <text:p text:style-name="P47"><text:span text:style-name="T81">Nel caso di un annuncio in </text:span><text:span text:style-name="T105">Vendita </text:span><text:span text:style-name="T81">sarà presente l’attributo </text:span><text:span text:style-name="T105">prezzo</text:span><text:span text:style-name="T81">, mentre per gli annunci in </text:span><text:span text:style-name="T105">Affitto </text:span><text:span text:style-name="T81">ci saranno tre campi al suo posto: </text:span><text:span text:style-name="T105">prezzoAffittoAlGiorno, prezzoAffittoSettimanale </text:span><text:span text:style-name="T81">e </text:span><text:span text:style-name="T105">prezzoAffittoAllOra</text:span><text:span text:style-name="T81">. I campi che non vengono usati sono impostati su </text:span><text:span text:style-name="T105">undefined </text:span><text:span text:style-name="T81">oppure </text:span><text:span text:style-name="T105">null</text:span><text:span text:style-name="T81">.</text:span></text:p>
      <text:p text:style-name="P42"/>
      <text:p text:style-name="P47"><text:span text:style-name="T81">Infine </text:span><text:span text:style-name="T105">visibile </text:span><text:span text:style-name="T81">è l’attributo che regola l’effettiva visibilità pubblica di un annuncio. Dopo che un annuncio viene acquistato, questo viene impostato su </text:span><text:span text:style-name="T105">false</text:span><text:span text:style-name="T81"> (nel caso di un annuncio in </text:span><text:span text:style-name="T105">Affitto</text:span><text:span text:style-name="T81">, nel caso fosse in </text:span><text:span text:style-name="T105">Vendita</text:span><text:span text:style-name="T81"> l’annuncio viene direttamente rimosso dal sito).</text:span></text:p>
      <text:p text:style-name="P47"><text:span text:style-name="T81"/></text:p>
      <text:p text:style-name="P153"><text:span text:style-name="T85">Nel campo </text:span><text:span text:style-name="T109">_id </text:span><text:span text:style-name="T85">automaticamente creato da </text:span><text:span text:style-name="T109">MongoDB</text:span><text:span text:style-name="T85"> viene salvato il titolo</text:span><text:span text:style-name="T109"> </text:span><text:span text:style-name="T85">de</text:span><text:span text:style-name="T86">ll’annuncio</text:span><text:span text:style-name="T85"> in quanto unico e richiesto per ogni </text:span><text:span text:style-name="T86">annuncio</text:span><text:span text:style-name="T85"> che </text:span><text:span text:style-name="T86">viene postato nel</text:span><text:span text:style-name="T85"> sistema.</text:span></text:p>
      <text:p text:style-name="P39"/>
      <text:p text:style-name="P39">Un esempio di elemento nella collezione nel database è il seguente:</text:p>
      <text:p text:style-name="P36">[ esempio dati ]</text:p>
      <text:p text:style-name="P36"/>
      <text:h text:style-name="P100" text:outline-level="3"><text:bookmark-start text:name="__RefHeading___Toc758_2312179031"/><text:span text:style-name="T123">Modello </text:span><text:span text:style-name="T118">Profilo</text:span><text:bookmark-end text:name="__RefHeading___Toc758_2312179031"/></text:h>
      <text:p text:style-name="P48"><text:span text:style-name="T36">Per memorizzare </text:span><text:span text:style-name="T37">le attività svolte dai vari utenti nel nostro sistema</text:span><text:span text:style-name="T90"> </text:span><text:span text:style-name="T67">abbiamo creato il modello</text:span><text:span text:style-name="T90"> </text:span><text:span text:style-name="T91">Profilo</text:span><text:span text:style-name="T67">. In questa immagine mostriamo lo schema del dato.</text:span></text:p>
      <text:p text:style-name="P37">[ screen schema ]</text:p>
      <text:p text:style-name="P37"/>
      <text:p text:style-name="P43">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xml:id="list3881357791" text:style-name="L4">
        <text:list-item>
          <text:p text:style-name="P137">rating<text:span text:style-name="T29">, </text:span>recensioniFatte <text:span text:style-name="T29">e </text:span>recensioniRicevute<text:span text:style-name="T29"> dopo ogni recensione fatta oppure ricevuta</text:span></text:p>
        </text:list-item>
        <text:list-item>
          <text:p text:style-name="P137">guadagnoDagliAffitti, guadagnoDalleVendite, transazioniCompletate <text:span text:style-name="T29">e </text:span>prodottiVenduti <text:span text:style-name="T29">ogni volta che un prodotto dell’utente viene acquistato/affittato</text:span></text:p>
        </text:list-item>
        <text:list-item>
          <text:p text:style-name="P137">soldiSpesi <text:span text:style-name="T29">ogni volta che l’utente acquista online un prodotto</text:span></text:p>
        </text:list-item>
        <text:list-item>
          <text:p text:style-name="P137">annunciOnlineVendita <text:span text:style-name="T29">e </text:span>annunciOnlineAffitto <text:span text:style-name="T29">ogni volta che l’utente posta un nuovo annuncio, modifica la visibilità di un annuncio oppure un suo annuncio viene acquistato/affittato.</text:span></text:p>
        </text:list-item>
      </text:list>
      <text:p text:style-name="P41"/>
      <text:p text:style-name="P156"><text:span text:style-name="T85">Nel campo </text:span><text:span text:style-name="T109">_id </text:span><text:span text:style-name="T85">automaticamente creato da </text:span><text:span text:style-name="T109">MongoDB</text:span><text:span text:style-name="T85"> viene salvato </text:span><text:span text:style-name="T86">lo username dell’utente</text:span><text:span text:style-name="T85"> in quanto </text:span><text:span text:style-name="T86">ogni profilo è identificato univocamente e obbligatoriamente da un utente, quindi dal profilo si può risalire all’utente proprietario</text:span><text:span text:style-name="T85">.</text:span></text:p>
      <text:p text:style-name="P41"/>
      <text:p text:style-name="P40">Un esempio di elemento nella collezione nel database è il seguente:</text:p>
      <text:p text:style-name="P37">[ esempio dati ]</text:p>
      <text:p text:style-name="P37"><text:soft-page-break/></text:p>
      <text:h text:style-name="P101" text:outline-level="3"><text:bookmark-start text:name="__RefHeading___Toc785_2312179031"/><text:span text:style-name="T123">Modello </text:span><text:span text:style-name="T119">Transazione</text:span><text:bookmark-end text:name="__RefHeading___Toc785_2312179031"/></text:h>
      <text:p text:style-name="P49"><text:span text:style-name="T36">Per memorizzare </text:span><text:span text:style-name="T38">tutte le transazioni eseguite nel sistema (acquisto online di prodotti)</text:span><text:span text:style-name="T90"> </text:span><text:span text:style-name="T67">abbiamo creato il modello</text:span><text:span text:style-name="T90"> </text:span><text:span text:style-name="T92">Transazione</text:span><text:span text:style-name="T67">. In questa immagine mostriamo lo schema del dato.</text:span></text:p>
      <text:p text:style-name="P38">[ screen schema ]</text:p>
      <text:p text:style-name="P38"/>
      <text:p text:style-name="P30"><text:span text:style-name="T29">L’attributo </text:span>metodoTransazione<text:span text:style-name="T29"> specifica se la transazione è avvenuta online sul sito web oppure se è avvenuta di persona tra i due utenti e viene registrata manualmente, mentre l’attributo </text:span>tipologiaTransazione <text:span text:style-name="T29">specifica se la transazione avvenuta è un </text:span>Affitto <text:span text:style-name="T29">oppure una </text:span>Vendita<text:span text:style-name="T29">. Il </text:span>costo <text:span text:style-name="T29">rappresenta l’importo che è stato incassato direttamente dal venditore.</text:span></text:p>
      <text:p text:style-name="P41">Un esempio di elemento nella collezione nel database è il seguente:</text:p>
      <text:p text:style-name="P38">[ esempio dati ]</text:p>
      <text:p text:style-name="P38"/>
      <text:p text:style-name="P149"><text:span text:style-name="T27">Nel campo </text:span><text:span text:style-name="T4">_id </text:span><text:span text:style-name="T27">automaticamente creato da </text:span><text:span text:style-name="T4">MongoDB</text:span><text:span text:style-name="T27"> viene </text:span><text:span text:style-name="T28">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38"/>
      <text:h text:style-name="P101" text:outline-level="3"><text:bookmark-start text:name="__RefHeading___Toc787_2312179031"/><text:span text:style-name="T123">Modello </text:span><text:span text:style-name="T119">Recensione</text:span><text:bookmark-end text:name="__RefHeading___Toc787_2312179031"/></text:h>
      <text:p text:style-name="P49"><text:span text:style-name="T36">Per memorizzare </text:span><text:span text:style-name="T38">tutte le </text:span><text:span text:style-name="T68">recensioni</text:span><text:span text:style-name="T38"> eseguite nel sistema (</text:span><text:span text:style-name="T68">effettuate da un compratore dopo un acquisto</text:span><text:span text:style-name="T38">)</text:span><text:span text:style-name="T90"> </text:span><text:span text:style-name="T67">abbiamo creato il modello</text:span><text:span text:style-name="T90"> </text:span><text:span text:style-name="T92">Recensione</text:span><text:span text:style-name="T67">. In questa immagine mostriamo lo schema del dato.</text:span></text:p>
      <text:p text:style-name="P38">[ screen schema ]</text:p>
      <text:p text:style-name="P38"/>
      <text:p text:style-name="P49"><text:span text:style-name="T84">Siccome la recensione è associata ad una precisa transazione effettuata l’attributo </text:span><text:span text:style-name="T108">transazioneRecensita </text:span><text:span text:style-name="T84">permette di risalire quale transazione è stata recensita. Le recensioni vengono raccolte dopo che si effettua un ordine online per valutare il comportamento del venditore durante la transazione.</text:span></text:p>
      <text:p text:style-name="P49"><text:span text:style-name="T84"/></text:p>
      <text:p text:style-name="P156"><text:span text:style-name="T85">Nel campo </text:span><text:span text:style-name="T109">_id </text:span><text:span text:style-name="T85">automaticamente creato da </text:span><text:span text:style-name="T109">MongoDB</text:span><text:span text:style-name="T85"> viene salvato </text:span><text:span text:style-name="T86">l’id della transazione recensita, in quanto ogni recensione fa riferimento ad un unica transazione nel sistema.</text:span></text:p>
      <text:p text:style-name="P43"/>
      <text:p text:style-name="P41">Un esempio di elemento nella collezione nel database è il seguente:</text:p>
      <text:p text:style-name="P38">[ esempio dati ]</text:p>
      <text:p text:style-name="P38"/>
      <text:h text:style-name="P84" text:outline-level="1"><text:bookmark-start text:name="__RefHeading___Toc789_2312179031"/>Project APIs<text:bookmark-end text:name="__RefHeading___Toc789_2312179031"/></text:h>
      <text:p text:style-name="P50"/>
      <text:p text:style-name="P51">In questa parte del documento vengono descritte le varie API implementate a partire dal diagramma delle classi del documento <text:span text:style-name="T5">D3-T25</text:span><text:span text:style-name="T29">. Useremo un diagramma per rappresentare l’estrazione delle risorse a partire dal class diagram e uno per rappresentare le risorse sviluppate.</text:span></text:p>
      <text:p text:style-name="P23"/>
      <text:h text:style-name="P89" text:outline-level="2"><text:bookmark-start text:name="__RefHeading___Toc791_2312179031"/>Estrazione delle risorse dal class diagram<text:bookmark-end text:name="__RefHeading___Toc791_2312179031"/></text:h>
      <text:p text:style-name="P52">Questo diagramma mostra come abbiamo estratto le varie risorse sviluppate nel sistema a partire dal class diagram.</text:p>
      <text:p text:style-name="P52">Inizialmente le prime risorse che abbiamo individuato sono stati i 5 modelli che abbiamo descritto nel <text:span text:style-name="T25">capitolo </text:span><text:a xlink:type="simple" xlink:href="#modelliDb" text:style-name="Internet_20_link" text:visited-style-name="Visited_20_Internet_20_Link"><text:span text:style-name="T124">Modelli nel database</text:span></text:a><text:span text:style-name="T25">.</text:span></text:p>
      <text:p text:style-name="P51"/>
      <text:p text:style-name="P52"><text:span text:style-name="T25">A partire dalle classi presenti abbiamo individuato i “tipi di dato” che dovevano essere memorizzati nel database in </text:span><text:span text:style-name="T1">MongoDB </text:span><text:span text:style-name="T57">preservandone gli attributi fondamentali. Infatti gli attributi specificati nel class diagram sono stati riportati anche nel diagramma delle risorse.</text:span></text:p>
      <text:p text:style-name="P52"><text:span text:style-name="T57">Per quanto riguarda la risorsa </text:span><text:span text:style-name="T1">Profilo </text:span><text:span text:style-name="T57">abbiamo omesso gli attributi </text:span><text:span text:style-name="T1">storicoTransazioni </text:span><text:span text:style-name="T57">e </text:span><text:span text:style-name="T1">recensioniRicevute</text:span><text:span text:style-name="T57">: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57">e </text:span><text:span text:style-name="T1">Recensione</text:span><text:span text:style-name="T57">) per ottenere i due array sopra descritti in modo molto semplice e veloce.</text:span></text:p>
      <text:p text:style-name="P23"/>
      <text:p text:style-name="P23">Successivamente abbiamo trasformato alcuni metodi delle classi in ulteriori risorse del nostro sistema.</text:p>
      <text:p text:style-name="P23">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23"/>
      <text:p text:style-name="P23">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52"><text:span text:style-name="T57">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59">effetto sul front-end perché interrogano il database per chiedere alcune risorse e poi le mostrano nel front-end.</text:span></text:p>
      <text:p text:style-name="P24"/>
      <text:p text:style-name="P54"><text:span text:style-name="T59">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25">diagramma delle risorse</text:span></text:a><text:span text:style-name="T59">.</text:span></text:p>
      <text:p text:style-name="P73">[diagramma di estrazione]</text:p>
      <text:h text:style-name="P92" text:outline-level="2"><text:bookmark-start text:name="drs"/><text:bookmark-start text:name="__RefHeading___Toc793_2312179031"/>Diagramma delle risorse<text:bookmark-end text:name="drs"/><text:bookmark-end text:name="__RefHeading___Toc793_2312179031"/></text:h>
      <text:p text:style-name="P54"><text:span text:style-name="T126">Nel seguente diagramma delle risorse rappresentiamo le </text:span><text:span text:style-name="T110">varie API sviluppate nel progetto</text:span><text:span text:style-name="T126">. Per permettere una visione più modulare e chiara, abbiamo diviso il diagramma delle risorse per modello.</text:span></text:p>
      <text:p text:style-name="P54"/>
      <text:p text:style-name="P54"><text:span text:style-name="T126">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10">il campo</text:span><text:span text:style-name="T126"> </text:span><text:span text:style-name="T9">success </text:span><text:span text:style-name="T39">(impostato a </text:span><text:span text:style-name="T9">false</text:span><text:span text:style-name="T39">) e il campo </text:span><text:span text:style-name="T9">message</text:span><text:span text:style-name="T39">, che spiega cosa è andato storto o non è possibile fare, oltre che il codice di stato che identifica l’errore corrispondente.</text:span></text:p>
      <text:p text:style-name="P15"/>
      <text:p text:style-name="P53"><text:span text:style-name="T29">Per le API che ritornano un codice </text:span><text:span text:style-name="T5">204 – No content</text:span><text:span text:style-name="T29"> abbiamo associato un messaggio di conferma vuoto, in quanto appunto non ritornano nulla se non il codice 204 che conferma l’esecuzione dell’API con successo.</text:span></text:p>
      <text:p text:style-name="P15"/>
      <text:p text:style-name="P21">[i vari resources diagrams]</text:p>
      <text:h text:style-name="P85" text:outline-level="1"><text:bookmark-start text:name="__RefHeading___Toc795_2312179031"/>Sviluppo API<text:bookmark-end text:name="__RefHeading___Toc795_2312179031"/></text:h>
      <text:p text:style-name="P56"/>
      <text:p text:style-name="P55">In seguito descriveremo il funzionamento delle varie API sviluppate nel progetto e le varie funzioni di <text:span text:style-name="T5">MongoDB </text:span><text:span text:style-name="T29">chiamate al loro interno.</text:span></text:p>
      <text:p text:style-name="P16"/>
      <text:p text:style-name="P55"><text:span text:style-name="T29">Non alleghiamo il codice della API in quanto è molto lungo per ognuna di esse e può essere semplicemente visto nella repository (dalla cartella </text:span><text:span text:style-name="T5">BackEnd </text:span><text:span text:style-name="T29">si va in </text:span><text:span text:style-name="T5">src </text:span><text:span text:style-name="T29">e poi in </text:span><text:span text:style-name="T5">controllers</text:span><text:span text:style-name="T29">: qua si trovano tutte le API sviluppate divise in diversi file in base al modello di riferimento).</text:span></text:p>
      <text:p text:style-name="P16"/>
      <text:h text:style-name="P90" text:outline-level="2"><text:bookmark-start text:name="__RefHeading___Toc797_2312179031"/>API per il modello <text:span text:style-name="T5">Utente</text:span><text:bookmark-end text:name="__RefHeading___Toc797_2312179031"/></text:h>
      <text:p text:style-name="P13">Di seguito descriviamo le API per gestire le varie azioni eseguibili sulla risorsa <text:span text:style-name="T5">Utente</text:span>.</text:p>
      <text:p text:style-name="P13"/>
      <text:h text:style-name="P102" text:outline-level="3"><text:bookmark-start text:name="__RefHeading___Toc1580_474324225"/>Salvataggio di un nuovo utente<text:bookmark-end text:name="__RefHeading___Toc1580_474324225"/></text:h>
      <text:p text:style-name="P58"><text:span text:style-name="T127">L’API </text:span><text:span text:style-name="T10">signUp </text:span><text:span text:style-name="T40">ha lo scopo di creare una nuova istanza della risorsa </text:span><text:span text:style-name="T10">Utente </text:span><text:span text:style-name="T40">e salvarla nel database. </text:span><text:span text:style-name="T69">Ri</text:span><text:span text:style-name="T40">ceve in input un body con tutti i dati dell’utente che devono essere memorizzati: sono tutti richiesti tranne il campo </text:span><text:span text:style-name="T10">metodiPagamento </text:span><text:span text:style-name="T40">che può essere tralasciato.</text:span></text:p>
      <text:p text:style-name="P58"><text:span text:style-name="T40">Fornisce in </text:span><text:span text:style-name="T69">output</text:span><text:span text:style-name="T40"> la risorsa appena creata se tutto è andato a buon fine oppure diversi messaggi di errori se l’username specificato o l’email specificata sono già occupati da un altro utente.</text:span></text:p>
      <text:p text:style-name="P57"><text:span text:style-name="T29">Si utilizza il metodo </text:span><text:span text:style-name="T5">findOne() </text:span><text:span text:style-name="T29">per verificare questi criteri di unicità di username e password e successivamente il metodo </text:span><text:span text:style-name="T5">save() </text:span><text:span text:style-name="T29">per salvare la risorsa nel database.</text:span></text:p>
      <text:p text:style-name="P13"/>
      <text:h text:style-name="P102" text:outline-level="3"><text:bookmark-start text:name="__RefHeading___Toc1582_474324225"/>Cancellazione di un utente<text:bookmark-end text:name="__RefHeading___Toc1582_474324225"/></text:h>
      <text:p text:style-name="P57">L’API <text:span text:style-name="T5">eliminaAccount </text:span><text:span text:style-name="T29">ha lo scopo di eliminare un’istanza della risorsa </text:span><text:span text:style-name="T5">Utente </text:span><text:span text:style-name="T29">dal database.</text:span></text:p>
      <text:p text:style-name="P13">Riceve come unico parametro di input lo username dell’utente che si intende eliminare. Se tutto è andato a buon fine non ritorna niente altrimenti se lo username specificato non esiste lo comunica con un messaggio di errore.</text:p>
      <text:p text:style-name="P57"><text:span text:style-name="T29">Utilizza il metodo </text:span><text:span text:style-name="T5">findOne() </text:span><text:span text:style-name="T29">per ricercare l’utente e il metodo </text:span><text:span text:style-name="T5">deleteOne() </text:span><text:span text:style-name="T29">per eliminare l’utente con lo username specificato</text:span><text:span text:style-name="T41">.</text:span></text:p>
      <text:p text:style-name="P32">Quest’API può essere eseguita solo specificando un token d’accesso come parametro nell’header, in quanto rappresenta una richiesta eseguibile solo da un utente autenticato che intende eliminare definitivamente il proprio account.</text:p>
      <text:p text:style-name="P13"/>
      <text:h text:style-name="P102" text:outline-level="3"><text:bookmark-start text:name="__RefHeading___Toc1584_474324225"/>Ricerca di tutti gli utenti<text:bookmark-end text:name="__RefHeading___Toc1584_474324225"/></text:h>
      <text:p text:style-name="P57">L’API <text:span text:style-name="T5">findAllUsers </text:span><text:span text:style-name="T29">ricerca nel database tutti gli utenti del sistema. È un API di servizio in quanto usata solo da noi sviluppatori per questioni di gestione del codice e non è mai realmente chiamata a front-end. Ritorna un elenco di tutti i possibili utenti oppure un messaggio di errore se non è presente nessun utente salvato.</text:span></text:p>
      <text:p text:style-name="P58"><text:span text:style-name="T40">Utilizza il metodo </text:span><text:span text:style-name="T10">find() </text:span><text:span text:style-name="T40">con il primo </text:span><text:span text:style-name="T70">argomento</text:span><text:span text:style-name="T40"> </text:span><text:span text:style-name="T10">{} </text:span><text:span text:style-name="T40">per ottenere tutti gli utenti memorizzati.</text:span></text:p>
      <text:p text:style-name="P13"/>
      <text:h text:style-name="P102" text:outline-level="3"><text:bookmark-start text:name="__RefHeading___Toc1586_474324225"/>Ricerca dei dati di un preciso utente<text:bookmark-end text:name="__RefHeading___Toc1586_474324225"/></text:h>
      <text:p text:style-name="P58"><text:span text:style-name="T127">L’API </text:span><text:span text:style-name="T10">getUserData</text:span><text:span text:style-name="T40"> ha lo scopo di accedere al database per </text:span><text:span text:style-name="T69">fornire</text:span><text:span text:style-name="T40"> i dati di un utente </text:span><text:span text:style-name="T41">il cui username viene specificato come unico parametro in input. Accede al database e ottiene la risorsa desiderata con il metodo </text:span><text:span text:style-name="T11">findOne() </text:span><text:span text:style-name="T41">con primo </text:span><text:span text:style-name="T70">argomento </text:span><text:span text:style-name="T93">{username : req.params.username}</text:span><text:span text:style-name="T70"> per ottenere l’utente che si desidera.</text:span></text:p>
      <text:p text:style-name="P32">Se non trova nessun utente con lo username associato ritorna un errore 404.</text:p>
      <text:p text:style-name="P32"><text:soft-page-break/></text:p>
      <text:h text:style-name="P103" text:outline-level="3"><text:bookmark-start text:name="__RefHeading___Toc1588_474324225"/>Aggiornamento dati utente<text:bookmark-end text:name="__RefHeading___Toc1588_474324225"/></text:h>
      <text:p text:style-name="P59">L’API <text:span text:style-name="T5">aggiornaDati </text:span><text:span text:style-name="T29">ha lo scopo di modificare una precisa risorsa di tipo </text:span><text:span text:style-name="T5">Utente </text:span><text:span text:style-name="T29">memorizzata nel database. Riceve in input un body con lo username dell’utente da modificare e gli attributi che si intendono sovrascrivere.</text:span></text:p>
      <text:p text:style-name="P59"><text:span text:style-name="T29">Si utilizza il metodo </text:span><text:span text:style-name="T5">findOne() </text:span><text:span text:style-name="T29">con primo </text:span><text:span text:style-name="T62">argomento </text:span><text:span text:style-name="T88">{username : req.params.username}</text:span><text:span text:style-name="T62"> per ottenere l’utente che si desidera (se nessun utente possiede lo username specificato si ritorna un messaggio d’errore) e infine il metodo </text:span><text:span text:style-name="T88">updateOne()</text:span><text:span text:style-name="T62"> specificando lo username dell’utente da modificare e gli attributi da modificare per effettuare la modifica.</text:span></text:p>
      <text:p text:style-name="P32">Quest’API può essere eseguita solo specificando un token d’accesso come parametro nell’header, in quanto rappresenta una richiesta eseguibile solo da un utente autenticato.</text:p>
      <text:p text:style-name="P32"/>
      <text:h text:style-name="P103" text:outline-level="3"><text:bookmark-start text:name="__RefHeading___Toc1590_474324225"/>Aggiornamento email utente<text:bookmark-end text:name="__RefHeading___Toc1590_474324225"/></text:h>
      <text:p text:style-name="P60"><text:span text:style-name="T128">L’API </text:span><text:span text:style-name="T93">aggiornaEmail</text:span><text:span text:style-name="T11"> </text:span><text:span text:style-name="T41">ha lo scopo di modificare l’indirizzo email di una precisa risorsa di tipo </text:span><text:span text:style-name="T11">Utente </text:span><text:span text:style-name="T41">memorizzata nel database. Riceve in input un body con solamente lo username dell’utente da modificare e </text:span><text:span text:style-name="T70">il nuovo indirizzo email da svorascrivere</text:span><text:span text:style-name="T41">.</text:span></text:p>
      <text:p text:style-name="P60"><text:span text:style-name="T70">Si utilizza il metodo </text:span><text:span text:style-name="T93">findOne() </text:span><text:span text:style-name="T70">con primo argomento </text:span><text:span text:style-name="T93">{username : req.params.username}</text:span><text:span text:style-name="T70"> per ottenere l’utente che si desidera (se nessun utente possiede lo username specificato si ritorna un messaggio d’errore) e infine il metodo </text:span><text:span text:style-name="T93">updateOne()</text:span><text:span text:style-name="T70"> specificando lo username dell’utente da modificare e l’indirizzo email che sostituirà quello vecchio. Se l’email è già in uso da un altro utente si ritorna un messaggio d’errore.</text:span></text:p>
      <text:p text:style-name="P32">Quest’API può essere eseguita solo specificando un token d’accesso come parametro nell’header, in quanto rappresenta una richiesta eseguibile solo da un utente autenticato.</text:p>
      <text:p text:style-name="P32"/>
      <text:h text:style-name="P103" text:outline-level="3"><text:bookmark-start text:name="__RefHeading___Toc1592_474324225"/>Aggiornamento password utente<text:bookmark-end text:name="__RefHeading___Toc1592_474324225"/></text:h>
      <text:p text:style-name="P60"><text:span text:style-name="T128">L’API </text:span><text:span text:style-name="T93">aggiornaPassword</text:span><text:span text:style-name="T11"> </text:span><text:span text:style-name="T41">ha lo scopo di modificare </text:span><text:span text:style-name="T70">la password</text:span><text:span text:style-name="T41"> di una precisa risorsa di tipo </text:span><text:span text:style-name="T11">Utente </text:span><text:span text:style-name="T41">memorizzata nel database. Riceve in input un body con solamente lo username dell’utente da modificare e </text:span><text:span text:style-name="T70">la nuova password da svorascrivere</text:span><text:span text:style-name="T41">.</text:span></text:p>
      <text:p text:style-name="P60"><text:span text:style-name="T70">Si utilizza il metodo </text:span><text:span text:style-name="T93">findOne() </text:span><text:span text:style-name="T70">con primo argomento </text:span><text:span text:style-name="T93">{username : req.params.username}</text:span><text:span text:style-name="T70"> per ottenere l’utente che si desidera (se nessun utente possiede lo username specificato si ritorna un messaggio d’errore) e infine il metodo </text:span><text:span text:style-name="T93">updateOne()</text:span><text:span text:style-name="T70"> specificando lo username dell’utente da modificare e la password che sostituirà quella vecchia.</text:span></text:p>
      <text:p text:style-name="P60"><text:span text:style-name="T70">Non vengono fatti controlli se la nuova password soddisfi i requisiti di sicurezza richiesti dal RNF 1 specificato nel documento </text:span><text:span text:style-name="T93">D1-T25 </text:span><text:span text:style-name="T70">in quanto vengono già effettuati a front-end prima di chiamare l’API.</text:span></text:p>
      <text:p text:style-name="P32">Quest’API può essere eseguita solo specificando un token d’accesso come parametro nell’header, in quanto rappresenta una richiesta eseguibile solo da un utente autenticato.</text:p>
      <text:p text:style-name="P60"/>
      <text:h text:style-name="P93" text:outline-level="2"><text:bookmark-start text:name="__RefHeading___Toc1594_474324225"/>API per l’autenticazione<text:bookmark-end text:name="__RefHeading___Toc1594_474324225"/></text:h>
      <text:p text:style-name="P14">Di seguito descriviamo le API per gestire <text:span text:style-name="T128">l’autenticazione di un utente.</text:span></text:p>
      <text:p text:style-name="P14"/>
      <text:h text:style-name="P104" text:outline-level="3"><text:bookmark-start text:name="__RefHeading___Toc1596_474324225"/>Login di un utente<text:bookmark-end text:name="__RefHeading___Toc1596_474324225"/></text:h>
      <text:p text:style-name="P62">L’API <text:span text:style-name="T5">login </text:span><text:span text:style-name="T29">ha lo scopo di autenticare un preciso utente che intende accedere al proprio account. Riceve in input lo username</text:span><text:span text:style-name="T5"> </text:span><text:span text:style-name="T29">e la password di un utente e utilizza il metodo </text:span><text:span text:style-name="T5">findOne() </text:span><text:span text:style-name="T29">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29"> di </text:span><text:span text:style-name="T5">jsonwebtoken</text:span><text:span text:style-name="T29">) che ritorna in output e servirà per chiamare le varie API che richiedono un token d’accesso per essere eseguite.</text:span></text:p>
      <text:p text:style-name="P17"/>
      <text:h text:style-name="P104" text:outline-level="3"><text:bookmark-start text:name="__RefHeading___Toc1598_474324225"/>Logout di un utente<text:bookmark-end text:name="__RefHeading___Toc1598_474324225"/></text:h>
      <text:p text:style-name="P61">L’API <text:span text:style-name="T5">logut </text:span><text:span text:style-name="T29">ha lo scopo di permettere l’uscita dal proprio account a un preciso utente. Riceve in input il token d’accesso attualmente attivo per l’utente e fornisce in output un messaggio di conferma relativo alla corretta disattivazione del token.</text:span></text:p>
      <text:p text:style-name="P33">Quest’API può essere eseguita solo specificando un token d’accesso come parametro nell’header, in quanto rappresenta una richiesta eseguibile solo da un utente autenticato. </text:p>
      <text:p text:style-name="P34"/>
      <text:h text:style-name="P104" text:outline-level="3"><text:bookmark-start text:name="__RefHeading___Toc1600_474324225"/>Ripristino password<text:bookmark-end text:name="__RefHeading___Toc1600_474324225"/></text:h>
      <text:p text:style-name="P61">L’API <text:span text:style-name="T5">ripristinoPassword </text:span><text:span text:style-name="T29">viene eseguita con lo scopo di fornire una nuova password all’utente il cui username viene specificato come unico parametro del body in input a questa funzione.</text:span></text:p>
      <text:p text:style-name="P61"><text:span text:style-name="T29">È diversa dall’API </text:span><text:span text:style-name="T5">aggiornaPassword </text:span><text:span text:style-name="T29">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61"><text:span text:style-name="T29">Si utilizza il metodo</text:span><text:span text:style-name="T5"> findById()</text:span><text:span text:style-name="T29"> per cercare l’utente con lo username specificato (in quanto lo username funge anche da</text:span><text:span text:style-name="T5"> _id</text:span><text:span text:style-name="T29"> dell’utente) e successivamente il metodo</text:span><text:span text:style-name="T5"> updateOne()</text:span><text:span text:style-name="T29"> per modificare la password. Per generare la password casualmente si utilizza il metodo</text:span><text:span text:style-name="T5"> createRandomString() </text:span><text:span text:style-name="T29">definito da noi nella cartella </text:span><text:span text:style-name="T5">auxiliaries.</text:span></text:p>
      <text:p text:style-name="P64"/>
      <text:h text:style-name="P91" text:outline-level="2"><text:bookmark-start text:name="__RefHeading___Toc1602_474324225"/>API per gestire l’invio di una mail<text:bookmark-end text:name="__RefHeading___Toc1602_474324225"/></text:h>
      <text:p text:style-name="P61">Di seguito descriviamo l’API che utilizziamo per mandare automaticamente una mail ad un utente. Il suo funzionamento si basa sulle API esterne di <text:span text:style-name="T5">nodemailer</text:span><text:span text:style-name="T29">.</text:span></text:p>
      <text:p text:style-name="P18"/>
      <text:h text:style-name="P105" text:outline-level="3"><text:bookmark-start text:name="__RefHeading___Toc1604_474324225"/>Invio di una mail<text:bookmark-end text:name="__RefHeading___Toc1604_474324225"/></text:h>
      <text:p text:style-name="P63">L’API <text:span text:style-name="T5">inviaMail </text:span><text:span text:style-name="T29">ha lo scopo di inviare automaticamente un messaggio ad un indirizzo email specificato. Riceve in input l’indirizzo email del destinatario, l’oggetto della mail e il messaggio da mandare.</text:span></text:p>
      <text:p text:style-name="P160"><text:span text:style-name="T42">Si usano i metodi forniti dalle API di </text:span><text:span text:style-name="T13">nodemailer</text:span><text:span text:style-name="T42">: il metodo </text:span><text:span text:style-name="T13">createTransporter </text:span><text:span text:style-name="T42">permette di eseguire l’accesso all’account GMAIL del sistema </text:span><text:span text:style-name="T13">Spottythings</text:span><text:span text:style-name="T42">, con le credenziali specificate nel file </text:span><text:span text:style-name="T13">.env</text:span><text:span text:style-name="T42">, mentre il metodo</text:span><text:span text:style-name="T13"> sendMail </text:span><text:span text:style-name="T42">permette di inviare una mail fornendo indirizzo destinatario e mittente, oggetto e messaggio da inviare, forniti nel body della richiesta.</text:span></text:p>
      <text:h text:style-name="P96" text:outline-level="2"><text:bookmark-start text:name="__RefHeading___Toc2025_1111057556"/>API per il modello <text:span text:style-name="T5">Annuncio</text:span><text:bookmark-end text:name="__RefHeading___Toc2025_1111057556"/></text:h>
      <text:p text:style-name="P159"><text:span text:style-name="T40">Di seguito descriviamo le API per gestire le varie azioni eseguibili sulla risorsa </text:span><text:span text:style-name="T99">Annuncio</text:span><text:span text:style-name="T40">.</text:span></text:p>
      <text:p text:style-name="P159"><text:span text:style-name="T40"/></text:p>
      <text:h text:style-name="P114" text:outline-level="3"><text:bookmark-start text:name="__RefHeading___Toc2027_1111057556"/>Salvataggio di un nuovo annuncio<text:bookmark-end text:name="__RefHeading___Toc2027_1111057556"/></text:h>
      <text:p text:style-name="P161">L’API <text:span text:style-name="T5">salvaAnnuncio </text:span><text:span text:style-name="T29">ha lo scopo di creare una nuova istanza della risorsa </text:span><text:span text:style-name="T5">Annuncio </text:span><text:span text:style-name="T29">e di salvarla nel database.</text:span></text:p>
      <text:p text:style-name="P161"><text:span text:style-name="T29">Riceve in input alla richiesta un body con i vari attributi della risorsa annuncio che viene creata.</text:span></text:p>
      <text:p text:style-name="P161"><text:span text:style-name="T29">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span></text:p>
      <text:p text:style-name="P161"><text:span text:style-name="T29">Vengono chiamati i metodi </text:span><text:span text:style-name="T5">findOne() </text:span><text:span text:style-name="T29">sulle collezioni di </text:span><text:span text:style-name="T5">Annuncio </text:span><text:span text:style-name="T29">e </text:span><text:span text:style-name="T5">User </text:span><text:span text:style-name="T29">in MongoDB per verificare unicità del titolo e presenza dell’inserzionista e infine il metodo </text:span><text:span text:style-name="T5">save() </text:span><text:span text:style-name="T29">per salvare l’annuncio nel database. </text:span><text:span text:style-name="T69">Quest’API può essere eseguita solo specificando un token d’accesso come parametro nell’header, in quanto rappresenta una richiesta eseguibile solo da un utente autenticato.</text:span></text:p>
      <text:p text:style-name="P139"><text:span text:style-name="T40"/></text:p>
      <text:h text:style-name="P115" text:outline-level="3"><text:bookmark-start text:name="__RefHeading___Toc2029_1111057556"/>Ricerca di tutti gli annunci<text:bookmark-end text:name="__RefHeading___Toc2029_1111057556"/></text:h>
      <text:p text:style-name="P161">L’API <text:span text:style-name="T5">findAllArticles </text:span><text:span text:style-name="T29">ha lo scopo di ricercare ed elencare tutti gli annunci salvati nel database. È un API di servizio in quanto mai chiamata a front-end, ma usata solo da noi sviluppatori per gestione del codice e debugging.</text:span></text:p>
      <text:p text:style-name="P162"><text:span text:style-name="T48">Non </text:span><text:span text:style-name="T76">c’è</text:span><text:span text:style-name="T48"> niente in input alla richiesta, ma viene fornito in output l’elenco di tutti gli annunci presenti oppure un messaggio di errore se nessun annuncio è salvato nel database.</text:span></text:p>
      <text:p text:style-name="P161"><text:span text:style-name="T29">Per ottenere l’elenco di tutti gli annunci salvati nel sistema si usa il metodo </text:span><text:span text:style-name="T5">find() </text:span><text:span text:style-name="T29">con primo argomento </text:span><text:span text:style-name="T5">{}</text:span><text:span text:style-name="T29">.</text:span></text:p>
      <text:p text:style-name="P161"><text:span text:style-name="T29"/></text:p>
      <text:h text:style-name="P115" text:outline-level="3"><text:bookmark-start text:name="__RefHeading___Toc2031_1111057556"/>Ricerca delle informazioni di un annuncio<text:bookmark-end text:name="__RefHeading___Toc2031_1111057556"/></text:h>
      <text:p text:style-name="P161">L’API <text:span text:style-name="T5">findById </text:span><text:span text:style-name="T29">ha lo scopo di ricercare un preciso annuncio nel database, dato il suo titolo passato come unico parametro in input alla richiesta. Viene fornita in output la precisa risorsa richiesta se presente, altrimenti si mostra un messaggio d’errore.</text:span></text:p>
      <text:p text:style-name="P161"><text:span text:style-name="T29">Viene utilizzato il metodo </text:span><text:span text:style-name="T5">findById()</text:span><text:span text:style-name="T29"> con primo argomento </text:span><text:span text:style-name="T5">req.params.id</text:span><text:span text:style-name="T29"> per andare a prendere dal database l’annuncio con l’id specificato.</text:span></text:p>
      <text:p text:style-name="P161"><text:span text:style-name="T29"/></text:p>
      <text:h text:style-name="P116" text:outline-level="3"><text:bookmark-start text:name="__RefHeading___Toc2033_1111057556"/>Ricerca di tutti gli annunci di un preciso inserzionista<text:bookmark-end text:name="__RefHeading___Toc2033_1111057556"/></text:h>
      <text:p text:style-name="P163">L’API <text:span text:style-name="T5">findByInserzionista </text:span><text:span text:style-name="T29">ha lo scopo di ricercare ed elencare tutti gli annunci effettuati da un preciso inserzionista. Riceve in input come unico parametro lo username dell’utente desiderato.</text:span></text:p>
      <text:p text:style-name="P163"><text:span text:style-name="T29">In output dalla richiesta si ottiene l’elenco di tutti gli annunci ricercati oppure un messaggio d’errore se nessun annuncio è associato all’utente cercato.</text:span></text:p>
      <text:p text:style-name="P163"><text:span text:style-name="T29">Viene usato il metodo </text:span><text:span text:style-name="T5">find()</text:span><text:span text:style-name="T29"> con primo argomento </text:span><text:span text:style-name="T5">{inserzionista : req.params.inserzionsita} </text:span><text:span text:style-name="T29">per ottenere l’elenco di tutti gli annunci desiderati.</text:span></text:p>
      <text:p text:style-name="P163"><text:span text:style-name="T29"/></text:p>
      <text:h text:style-name="P116" text:outline-level="3"><text:bookmark-start text:name="__RefHeading___Toc2035_1111057556"/>Ricerca di tutti gli annunci che soddisfano determinati filtri<text:bookmark-end text:name="__RefHeading___Toc2035_1111057556"/></text:h>
      <text:p text:style-name="P164">L’API <text:span text:style-name="T5">findByFilters </text:span><text:span text:style-name="T29">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63"><text:soft-page-break/><text:span text:style-name="T29">In questa funzione si usa il metodo </text:span><text:span text:style-name="T5">find() </text:span><text:span text:style-name="T29">con primo argomento </text:span><text:span text:style-name="T5">{}</text:span><text:span text:style-name="T29"> per ottenere tutti gli annunci del sistema e poi la funzione </text:span><text:span text:style-name="T5">filterArray() </text:span><text:span text:style-name="T29">definita da noi nella cartella </text:span><text:span text:style-name="T5">auxiliaries </text:span><text:span text:style-name="T29">per filtrare l’elenco degli annunci ottenuti mantenendo solo quelli desiderati.</text:span></text:p>
      <text:p text:style-name="P163"><text:span text:style-name="T29"/></text:p>
      <text:h text:style-name="P116" text:outline-level="3"><text:bookmark-start text:name="__RefHeading___Toc2037_1111057556"/>Ricerca degli annunci secondo una keyword<text:bookmark-end text:name="__RefHeading___Toc2037_1111057556"/></text:h>
      <text:p text:style-name="P164">L’API <text:span text:style-name="T5">findByKeyword </text:span><text:span text:style-name="T29">ha lo scopo di ricercare ed elencare tutti gli annunci che soddisfano una precisa keyword.</text:span></text:p>
      <text:p text:style-name="P164"><text:span text:style-name="T29">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span></text:p>
      <text:p text:style-name="P163"><text:span text:style-name="T29">Viene utilizzato il metodo </text:span><text:span text:style-name="T5">find()</text:span><text:span text:style-name="T29"> con primo argomento </text:span><text:span text:style-name="T5">{}</text:span><text:span text:style-name="T29"> per ottenere tutti gli annunci del sistema e poi la funzione </text:span><text:span text:style-name="T5">filterByTerm()</text:span><text:span text:style-name="T29"> definita da noi nella cartella </text:span><text:span text:style-name="T5">auxiliaries </text:span><text:span text:style-name="T29">per filtrare l’elenco degli annunci ottenuti mantenendo solo quelli desiderai.</text:span></text:p>
      <text:p text:style-name="P163"><text:span text:style-name="T29"/></text:p>
      <text:h text:style-name="P116" text:outline-level="3"><text:bookmark-start text:name="__RefHeading___Toc2039_1111057556"/>Ordinamento di un elenco di annunci secondo un preciso parametro<text:bookmark-end text:name="__RefHeading___Toc2039_1111057556"/></text:h>
      <text:p text:style-name="P163">L’API <text:span text:style-name="T5">ordinaAnnunci </text:span><text:span text:style-name="T29">ha lo scopo di ordinare un elenco di annunci fornito in input secondo un preciso ordinamento fornito come parametro (che riguarda la data di pubblicazione oppure il prezzo).</text:span></text:p>
      <text:p text:style-name="P163"><text:span text:style-name="T29">Quest’API non effettua chiamate al database, ma usa delle funzioni definite da noi nella cartella </text:span><text:span text:style-name="T5">auxiliaries </text:span><text:span text:style-name="T29">per effettuare il sorting dell’elenco di annunci fornito in input.</text:span></text:p>
      <text:p text:style-name="P163"><text:span text:style-name="T29">In output viene ottenuto lo stesso elenco di annunci fornito ma ordinato secondo l’ordinamento specificato in input. Se quest’ultimo è mal formattato viene ritornato un errore.</text:span></text:p>
      <text:p text:style-name="P163"><text:span text:style-name="T29"/></text:p>
      <text:h text:style-name="P116" text:outline-level="3"><text:bookmark-start text:name="__RefHeading___Toc2041_1111057556"/>Eliminazione di un annuncio<text:bookmark-end text:name="__RefHeading___Toc2041_1111057556"/></text:h>
      <text:p text:style-name="P165"><text:span text:style-name="T134">L’API </text:span><text:span text:style-name="T19">eliminaAnnuncio </text:span><text:span text:style-name="T49">ha lo scopo </text:span><text:span text:style-name="T40">di eliminare un’istanza della risorsa </text:span><text:span text:style-name="T100">Annuncio</text:span><text:span text:style-name="T10"> </text:span><text:span text:style-name="T40">dal database.</text:span></text:p>
      <text:p text:style-name="P165"><text:span text:style-name="T40">Riceve come unico parametro di input </text:span><text:span text:style-name="T49">il titolo</text:span><text:span text:style-name="T40"> </text:span><text:span text:style-name="T77">dell’annuncio</text:span><text:span text:style-name="T40"> che si intende eliminare. Se tutto è andato a buon fine non ritorna niente altrimenti se </text:span><text:span text:style-name="T49">il titolo</text:span><text:span text:style-name="T40"> specificato non </text:span><text:span text:style-name="T77">è associato a nessun annuncio viene</text:span><text:span text:style-name="T40"> comunica</text:span><text:span text:style-name="T49">to</text:span><text:span text:style-name="T40"> un messaggio di errore.</text:span></text:p>
      <text:p text:style-name="P165"><text:span text:style-name="T49">Si u</text:span><text:span text:style-name="T40">tilizza il metodo </text:span><text:span text:style-name="T100">findById</text:span><text:span text:style-name="T10">() </text:span><text:span text:style-name="T40">per ricercare </text:span><text:span text:style-name="T77">l’annuncio</text:span><text:span text:style-name="T40"> e il metodo </text:span><text:span text:style-name="T10">deleteOne() </text:span><text:span text:style-name="T40">per eliminare </text:span><text:span text:style-name="T77">l’annuncio</text:span><text:span text:style-name="T40"> con </text:span><text:span text:style-name="T77">il titolo s</text:span><text:span text:style-name="T40">pecificato</text:span><text:span text:style-name="T41">.</text:span></text:p>
      <text:p text:style-name="P144">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33"><text:span text:style-name="T29"/></text:p>
      <text:h text:style-name="P117" text:outline-level="3"><text:bookmark-start text:name="__RefHeading___Toc2043_1111057556"/><text:span text:style-name="T134">Aggiornamento delle informazioni di un annuncio</text:span><text:bookmark-end text:name="__RefHeading___Toc2043_1111057556"/></text:h>
      <text:p text:style-name="P163">L’API <text:span text:style-name="T5">modificaAnnuncio </text:span><text:span text:style-name="T29">ha lo scopo di modificare una precisa risorsa </text:span><text:span text:style-name="T5">Annuncio</text:span><text:span text:style-name="T29">, il cui id è passato come parametro in input alla richiesta. Quest’API prende in input anche un body con i vari attributi che si intendono sovrascrivere per la risorsa nel database.</text:span></text:p>
      <text:p text:style-name="P163"><text:span text:style-name="T29">Se la modifica è andata a buon fine non si ritorna niente, altrimenti si fornisce un messaggio d’errore se la richiesta è mal formulata oppure </text:span><text:span text:style-name="T50">se il</text:span><text:span text:style-name="T29"> titolo <text:s/></text:span><text:span text:style-name="T50">fornito</text:span><text:span text:style-name="T29"> non è associato nessun annuncio.</text:span></text:p>
      <text:p text:style-name="P163"><text:span text:style-name="T29">Si utilizza il metodo </text:span><text:span text:style-name="T5">findOne() </text:span><text:span text:style-name="T29">per ricercare l’annuncio e il metodo </text:span><text:span text:style-name="T5">updateOne() </text:span><text:span text:style-name="T29">per modificare l’annuncio appena individuato, sovrascrivendo gli attributi specificati nel body.</text:span></text:p>
      <text:p text:style-name="P140"><text:span text:style-name="T127">Quest’API può essere eseguita solo specificando un token d’accesso come parametro nell’header, in quanto rappresenta una richiesta eseguibile solo da un utente autenticato, </text:span><text:span text:style-name="T134">proprietario dell’annuncio.</text:span></text:p>
      <text:h text:style-name="P94" text:outline-level="2"><text:bookmark-start text:name="__RefHeading___Toc1920_1111057556"/>API per il modello <text:span text:style-name="T5">Recensione</text:span><text:bookmark-end text:name="__RefHeading___Toc1920_1111057556"/></text:h>
      <text:p text:style-name="P65"><text:span text:style-name="T40">Di seguito descriviamo le API per gestire le varie azioni eseguibili sulla risorsa </text:span><text:span text:style-name="T94">Recensione</text:span><text:span text:style-name="T40">.</text:span></text:p>
      <text:p text:style-name="P130"/>
      <text:h text:style-name="P106" text:outline-level="3"><text:bookmark-start text:name="__RefHeading___Toc1922_1111057556"/>Salvataggio di una nuova recensione<text:bookmark-end text:name="__RefHeading___Toc1922_1111057556"/></text:h>
      <text:p text:style-name="P65"><text:span text:style-name="T130">L’API </text:span><text:span text:style-name="T14">salvaRecensione </text:span><text:span text:style-name="T43">ha lo scopo di cr</text:span><text:span text:style-name="T40">eare una nuova istanza della risorsa </text:span><text:span text:style-name="T94">Recensione</text:span><text:span text:style-name="T10"> </text:span><text:span text:style-name="T40">e salvarla nel </text:span><text:span text:style-name="T43">database.</text:span></text:p>
      <text:p text:style-name="P66"><text:span text:style-name="T43">R</text:span><text:span text:style-name="T29">iceve in input un body con i vari attributi della recensione che dovranno essere salvati nella risorsa del database. L’attributo </text:span><text:span text:style-name="T5">dataRecensione </text:span><text:span text:style-name="T29">si riferisce al momento in cui la recensione viene creata quindi viene creato al momento prendendo la data di quando avviene il salvataggio nel database. Vengono utilizzati i metodi </text:span><text:span text:style-name="T5">findById() </text:span><text:span text:style-name="T29">per verificare l’unicità della recensione e della transazione e successivamente il metodo </text:span><text:span text:style-name="T5">save() </text:span><text:span text:style-name="T29">per salvare la recensione nel database.</text:span></text:p>
      <text:p text:style-name="P134">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138">Quest’API può essere eseguita solo specificando un token d’accesso come parametro nell’header, in quanto rappresenta una richiesta eseguibile solo da un utente autenticato.</text:p>
      <text:p text:style-name="P138"/>
      <text:h text:style-name="P107" text:outline-level="3"><text:bookmark-start text:name="__RefHeading___Toc1924_1111057556"/>Eliminazione di una recensione<text:bookmark-end text:name="__RefHeading___Toc1924_1111057556"/></text:h>
      <text:p text:style-name="P66">L’API <text:span text:style-name="T5">eliminaRecensione </text:span><text:span text:style-name="T29">ha lo scopo di eliminare una precisa risorsa di tipo </text:span><text:span text:style-name="T5">Recensione </text:span><text:span text:style-name="T29">dal database. Riceve in input un parametro che rappresenta l’id della recensione da cancellare.</text:span></text:p>
      <text:p text:style-name="P66"><text:span text:style-name="T29">Viene utilizzato il metodo </text:span><text:span text:style-name="T5">findById() </text:span><text:span text:style-name="T29">per cercare la precisione recensione da eliminare e, in caso positivo (altrimenti si ritorna un errore), si usa il metodo </text:span><text:span text:style-name="T5">deleteOne</text:span><text:span text:style-name="T15">()</text:span><text:span text:style-name="T5"> </text:span><text:span text:style-name="T29">per eliminare la recensione appena individuata.</text:span></text:p>
      <text:p text:style-name="P66"><text:span text:style-name="T70">Quest’API può essere eseguita solo specificando un token d’accesso come parametro nell’header, in quanto rappresenta una richiesta eseguibile solo da un utente autenticato, </text:span><text:span text:style-name="T62">in quanto una recensione può essere eliminata solo dall’utente autore di essa.</text:span></text:p>
      <text:p text:style-name="P141"/>
      <text:h text:style-name="P108" text:outline-level="3"><text:bookmark-start text:name="__RefHeading___Toc1926_1111057556"/>Ricerca di tutte le recensioni<text:bookmark-end text:name="__RefHeading___Toc1926_1111057556"/></text:h>
      <text:p text:style-name="P69"><text:span text:style-name="T131">L’API </text:span><text:span text:style-name="T15">findAllRecensioni </text:span><text:span text:style-name="T44">ha lo scopo di </text:span><text:span text:style-name="T71">ricercare ed elencare</text:span><text:span text:style-name="T44"> tutte le recensioni salvate nel database. Fornisce in output un elenco di recensioni oppure un errore se nessuna recensione è salvata nel database. </text:span></text:p>
      <text:p text:style-name="P68"><text:span text:style-name="T29">Si usa il metodo </text:span><text:span text:style-name="T5">find() </text:span><text:span text:style-name="T29">con primo argomento </text:span><text:span text:style-name="T5">{}</text:span><text:span text:style-name="T29"> per ottenere dal database tutte le recensioni salvate.</text:span></text:p>
      <text:p text:style-name="P131">È un API di servizio in quanto usata solo da noi sviluppatori per questioni di gestione del codice e non è mai realmente chiamata a front-end.</text:p>
      <text:p text:style-name="P131"/>
      <text:h text:style-name="P108" text:outline-level="3"><text:bookmark-start text:name="__RefHeading___Toc1928_1111057556"/>Ricerca delle recensioni fatte su un preciso utente<text:bookmark-end text:name="__RefHeading___Toc1928_1111057556"/></text:h>
      <text:p text:style-name="P69"><text:span text:style-name="T131">L’API </text:span><text:span text:style-name="T15">findRecensioniSuUnUtente </text:span><text:span text:style-name="T44">ha lo scopo di ricercare ed elencare tutte le </text:span><text:span text:style-name="T71">risorse di tipo recensione che valutano un preciso utente, il cui username è fornito come unico parametro di input.</text:span></text:p>
      <text:p text:style-name="P142">Se nessuna recensione è associata al dato utente viene tornato un errore, altrimenti l’elenco delle recensioni su quell’utente.</text:p>
      <text:p text:style-name="P69"><text:span text:style-name="T71">Si usa</text:span><text:span text:style-name="T95"> </text:span><text:span text:style-name="T71">il metodo </text:span><text:span text:style-name="T95">find()</text:span><text:span text:style-name="T71"> con primo argomento</text:span><text:span text:style-name="T95"> {username : req.params.</text:span><text:span text:style-name="T96">recensito</text:span><text:span text:style-name="T95">}</text:span><text:span text:style-name="T71"> per ottenere dal database l’elenco di tutte le recensioni di i</text:span><text:span text:style-name="T72">nt</text:span><text:span text:style-name="T71">eresse. </text:span></text:p>
      <text:p text:style-name="P142"/>
      <text:h text:style-name="P109" text:outline-level="3"><text:bookmark-start text:name="__RefHeading___Toc1930_1111057556"/><text:soft-page-break/><text:span text:style-name="T131">Ricerca delle recensioni fatte </text:span><text:span text:style-name="T120">da</text:span><text:span text:style-name="T131"> un preciso utente</text:span><text:bookmark-end text:name="__RefHeading___Toc1930_1111057556"/></text:h>
      <text:p text:style-name="P70"><text:span text:style-name="T131">L’API </text:span><text:span text:style-name="T15">findRecensioni</text:span><text:span text:style-name="T16">Di</text:span><text:span text:style-name="T15">UnUtente </text:span><text:span text:style-name="T44">ha lo scopo di ricercare ed elencare tutte le </text:span><text:span text:style-name="T71">risorse di tipo recensione </text:span><text:span text:style-name="T72">fatte da</text:span><text:span text:style-name="T71"> un preciso utente, il cui username è fornito come unico parametro di input.</text:span></text:p>
      <text:p text:style-name="P70"><text:span text:style-name="T71">Se nessuna recensione è </text:span><text:span text:style-name="T72">stata fatta d</text:span><text:span text:style-name="T71">al dato utente viene tornato un errore, altrimenti l’elenco delle recensioni </text:span><text:span text:style-name="T72">di</text:span><text:span text:style-name="T71"> quell’utente.</text:span></text:p>
      <text:p text:style-name="P70"><text:span text:style-name="T71">Si usa</text:span><text:span text:style-name="T95"> </text:span><text:span text:style-name="T71">il metodo </text:span><text:span text:style-name="T95">find()</text:span><text:span text:style-name="T71"> con primo argomento</text:span><text:span text:style-name="T95"> {username : req.params.</text:span><text:span text:style-name="T96">recensore</text:span><text:span text:style-name="T95">}</text:span><text:span text:style-name="T71"> per ottenere dal database l’elenco di tutte le recensioni di i</text:span><text:span text:style-name="T72">nt</text:span><text:span text:style-name="T71">eresse.</text:span></text:p>
      <text:p text:style-name="P67"><text:span text:style-name="T70">Quest’API può essere eseguita solo specificando un token d’accesso come parametro nell’header, in quanto rappresenta una richiesta eseguibile solo da un utente autenticato</text:span><text:span text:style-name="T72">, in quanto solo l’utente autore delle recensioni può vedere l’elenco di tutte le recensioni da lui fatte.</text:span></text:p>
      <text:p text:style-name="P143"/>
      <text:h text:style-name="P109" text:outline-level="3"><text:bookmark-start text:name="__RefHeading___Toc1932_1111057556"/><text:span text:style-name="T131">Ricerca </text:span><text:span text:style-name="T120">della recensione relativa ad una transazione</text:span><text:bookmark-end text:name="__RefHeading___Toc1932_1111057556"/></text:h>
      <text:p text:style-name="P70"><text:span text:style-name="T131">L’API </text:span><text:span text:style-name="T15">findRecensioneTransazione </text:span><text:span text:style-name="T44">ha lo scopo di </text:span><text:span text:style-name="T72">verificare se per una precisa transazione,</text:span><text:span text:style-name="T44"> </text:span><text:span text:style-name="T45">il cui id è dato come unico parametro in input, ha associato o meno una transazione.</text:span></text:p>
      <text:p text:style-name="P70"><text:span text:style-name="T71">Si usa</text:span><text:span text:style-name="T95"> </text:span><text:span text:style-name="T71">il metodo </text:span><text:span text:style-name="T95">find()</text:span><text:span text:style-name="T71"> con primo argomento</text:span><text:span text:style-name="T95"> {</text:span><text:span text:style-name="T96">transazioneRecensita</text:span><text:span text:style-name="T95"> : req.params.</text:span><text:span text:style-name="T96">transazione</text:span><text:span text:style-name="T95">}</text:span><text:span text:style-name="T71"> per ottenere dal database l</text:span><text:span text:style-name="T72">a recensione associata alla precisa transazione richiesta come parametro.</text:span></text:p>
      <text:p text:style-name="P150"><text:span text:style-name="T62">In caso in cui nessuna recensione sia associata alla transazione fornita viene tornato un errore.</text:span></text:p>
      <text:p text:style-name="P151"/>
      <text:h text:style-name="P95" text:outline-level="2"><text:bookmark-start text:name="__RefHeading___Toc2045_1111057556"/>API per il modello <text:span text:style-name="T5">Transazione</text:span><text:bookmark-end text:name="__RefHeading___Toc2045_1111057556"/></text:h>
      <text:p text:style-name="P153"><text:span text:style-name="T40">Di seguito descriviamo le API per gestire le varie azioni eseguibili sulla risorsa </text:span><text:span text:style-name="T97">Transazione</text:span><text:span text:style-name="T40">.</text:span></text:p>
      <text:p text:style-name="P153"><text:span text:style-name="T40"/></text:p>
      <text:h text:style-name="P110" text:outline-level="3"><text:bookmark-start text:name="__RefHeading___Toc2047_1111057556"/>Salvataggio di una nuova transazione<text:bookmark-end text:name="__RefHeading___Toc2047_1111057556"/></text:h>
      <text:p text:style-name="P152">L’API <text:span text:style-name="T5">salvaTransazione </text:span><text:span text:style-name="T29">ha lo scopo di creare una nuova istanza della risorsa </text:span><text:span text:style-name="T5">Transazione </text:span><text:span text:style-name="T29">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29">definita da noi nella cartella </text:span><text:span text:style-name="T5">auxiliaries</text:span><text:span text:style-name="T29">.</text:span></text:p>
      <text:p text:style-name="P152"><text:span text:style-name="T29">Se tutto va a buon fine ritorna l’oggetto appena creato, altrimenti se uno degli utenti non esiste oppure l’annuncio per cui si fa la transazione non esiste oppure gli utenti e l’annuncio non concordano si ritorna un errore.</text:span></text:p>
      <text:p text:style-name="P152"><text:span text:style-name="T29">Viene usato il metodo </text:span><text:span text:style-name="T5">findOne() </text:span><text:span text:style-name="T29">per verificare gli utenti e l’annuncio e infine il metodo </text:span><text:span text:style-name="T5">save() </text:span><text:span text:style-name="T29">per salvare la nuova recensione nel database.</text:span></text:p>
      <text:p text:style-name="P153"><text:span text:style-name="T70">Quest’API può essere eseguita solo specificando un token d’accesso come parametro nell’header, in quanto rappresenta una richiesta eseguibile solo da un utente autenticato</text:span><text:span text:style-name="T72">, </text:span><text:span text:style-name="T73">il quale comprando un prodotto online causa la creazione di una transazione.</text:span></text:p>
      <text:p text:style-name="P153"><text:span text:style-name="T73"/></text:p>
      <text:h text:style-name="P111" text:outline-level="3"><text:bookmark-start text:name="__RefHeading___Toc2049_1111057556"/><text:span text:style-name="T132">Eliminazione di una transazione</text:span><text:bookmark-end text:name="__RefHeading___Toc2049_1111057556"/></text:h>
      <text:p text:style-name="P152">L’API <text:span text:style-name="T5">eliminaTransazione </text:span><text:span text:style-name="T29">ha lo scopo di eliminare una precisa risorsa salvata nel database, identificata dal suo preciso id passato come unico parametro in input alla richiesta.</text:span></text:p>
      <text:p text:style-name="P152"><text:span text:style-name="T29">Viene usato il metodo </text:span><text:span text:style-name="T5">findById() </text:span><text:span text:style-name="T29">con primo argomento </text:span><text:span text:style-name="T5">req.params.id </text:span><text:span text:style-name="T29">per verificare l’effettiva presenza di una transazione con il dato id e successivamente, se presente (se assente si torna un errore) si usa il metodo </text:span><text:span text:style-name="T5"><text:tab/>deleteOne()</text:span><text:span text:style-name="T29"> per eliminare la transazione.</text:span></text:p>
      <text:p text:style-name="P152"><text:span text:style-name="T29"/></text:p>
      <text:h text:style-name="P113" text:outline-level="3"><text:bookmark-start text:name="__RefHeading___Toc2051_1111057556"/><text:span text:style-name="T133">Ricerca di tutte le transazioni</text:span><text:bookmark-end text:name="__RefHeading___Toc2051_1111057556"/></text:h>
      <text:p text:style-name="P156"><text:span text:style-name="T131">L’API </text:span><text:span text:style-name="T98">findAllTransazioni</text:span><text:span text:style-name="T15"> </text:span><text:span text:style-name="T44">ha lo scopo di </text:span><text:span text:style-name="T71">ricercare ed elencare</text:span><text:span text:style-name="T44"> tutte le </text:span><text:span text:style-name="T74">transazioni</text:span><text:span text:style-name="T44"> salvate nel database. Fornisce in output un elenco di </text:span><text:span text:style-name="T74">transazioni</text:span><text:span text:style-name="T44"> oppure un errore se nessuna recensione è salvata nel database. </text:span></text:p>
      <text:p text:style-name="P156"><text:span text:style-name="T44">Si usa il metodo </text:span><text:span text:style-name="T15">find() </text:span><text:span text:style-name="T44">con primo argomento </text:span><text:span text:style-name="T15">{}</text:span><text:span text:style-name="T44"> per ottenere dal database tutte le </text:span><text:span text:style-name="T74">transazioni</text:span><text:span text:style-name="T44"> salvate.</text:span></text:p>
      <text:p text:style-name="P132">È un API di servizio in quanto usata solo da noi sviluppatori per gestione del codice e non è mai realmente chiamata a front-end.</text:p>
      <text:p text:style-name="P132"/>
      <text:h text:style-name="P112" text:outline-level="3"><text:bookmark-start text:name="__RefHeading___Toc2053_1111057556"/>Ricerca di tutte le transazioni di un utente in qualità di ‘acquirente’<text:bookmark-end text:name="__RefHeading___Toc2053_1111057556"/></text:h>
      <text:p text:style-name="P157">L’API <text:span text:style-name="T5">findTransazioniAcquirente </text:span><text:span text:style-name="T29">ha lo scopo di ricercare ed elencare tutte le transazioni </text:span><text:span text:style-name="T47">in cui un utente, il cui username è passato come unico parametro in input, appare come acquirente.</text:span></text:p>
      <text:p text:style-name="P158"><text:span text:style-name="T29">Fornisce in output l’elenco di transazioni desiderato oppure un errore se l’utente specificato non ha effettuato alcuna transazione.</text:span></text:p>
      <text:p text:style-name="P158"><text:span text:style-name="T29">Si usa il metodo </text:span><text:span text:style-name="T5">find() </text:span><text:span text:style-name="T29">con primo argomento </text:span><text:span text:style-name="T5">{acquirente : req.params.acquirente} </text:span><text:span text:style-name="T29">per ottenere tutte le transazioni desiderate.</text:span></text:p>
      <text:p text:style-name="P159"><text:span text:style-name="T70">Quest’API può essere eseguita solo specificando un token d’accesso come parametro nell’header, in quanto rappresenta una richiesta eseguibile solo da un utente autenticato</text:span><text:span text:style-name="T72">, </text:span><text:span text:style-name="T75">il quale è l’unico che può vedere lo storico degli ordini effettuati nel sistema.</text:span></text:p>
      <text:p text:style-name="P159"><text:span text:style-name="T75"/></text:p>
      <text:h text:style-name="P114" text:outline-level="3"><text:bookmark-start text:name="__RefHeading___Toc2055_1111057556"/><text:soft-page-break/>Ricerca di tutte le transazioni di un utente in qualità di ‘venditore’<text:bookmark-end text:name="__RefHeading___Toc2055_1111057556"/></text:h>
      <text:p text:style-name="P159"><text:span text:style-name="T133">L’API </text:span><text:span text:style-name="T99">findTransazioniVenditori</text:span><text:span text:style-name="T17"> </text:span><text:span text:style-name="T46">ha lo scopo di ricercare ed elencare tutte le transazioni </text:span><text:span text:style-name="T47">in cui un utente, il cui username è passato come unico parametro in input, appare come </text:span><text:span text:style-name="T75">venditore del prodotto in questione</text:span><text:span text:style-name="T47">.</text:span></text:p>
      <text:p text:style-name="P158"><text:span text:style-name="T29">Fornisce in output l’elenco di transazioni desiderato oppure un errore se l’utente specificato non ha effettuato alcuna transazione.</text:span></text:p>
      <text:p text:style-name="P159"><text:span text:style-name="T47">Si usa il metodo </text:span><text:span text:style-name="T18">find() </text:span><text:span text:style-name="T47">con primo argomento </text:span><text:span text:style-name="T18">{</text:span><text:span text:style-name="T99">venditore</text:span><text:span text:style-name="T18"> : req.params.</text:span><text:span text:style-name="T99">venditore</text:span><text:span text:style-name="T18">} </text:span><text:span text:style-name="T47">per ottenere tutte le transazioni desiderate.</text:span></text:p>
      <text:p text:style-name="P159"><text:span text:style-name="T70">Quest’API può essere eseguita solo specificando un token d’accesso come parametro nell’header, in quanto rappresenta una richiesta eseguibile solo da un utente autenticato</text:span><text:span text:style-name="T72">, </text:span><text:span text:style-name="T75">il quale è l’unico che può vedere tutti i prodotti che sono stati venduti o affittati da altri.</text:span></text:p>
      <text:p text:style-name="P159"><text:span text:style-name="T75"/></text:p>
      <text:h text:style-name="P114" text:outline-level="3"><text:bookmark-start text:name="__RefHeading___Toc2057_1111057556"/>Ricerca di tutte le transazioni associate ad un preciso prodotto<text:bookmark-end text:name="__RefHeading___Toc2057_1111057556"/></text:h>
      <text:p text:style-name="P158">L’API <text:span text:style-name="T5">findTransazioniProdotto </text:span><text:span text:style-name="T29">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58"><text:span text:style-name="T29">Fornisce in output l’elenco delle transazioni desiderate oppure un errore se nessuna è presente e si usa il metodo </text:span><text:span text:style-name="T5">find() </text:span><text:span text:style-name="T29">con primo argomento </text:span><text:span text:style-name="T5">{prodotto: req.params.annuncio}</text:span><text:span text:style-name="T29"> per ottenere tutte le transazioni desiderate.</text:span></text:p>
      <text:h text:style-name="P97" text:outline-level="2"><text:bookmark-start text:name="__RefHeading___Toc2059_1111057556"/>API per il modello <text:span text:style-name="T5">Profilo</text:span><text:bookmark-end text:name="__RefHeading___Toc2059_1111057556"/></text:h>
      <text:p text:style-name="P166"><text:span text:style-name="T40">Di seguito descriviamo le API per gestire le varie azioni eseguibili sulla risorsa </text:span><text:span text:style-name="T101">Profilo</text:span><text:span text:style-name="T40">.</text:span></text:p>
      <text:p text:style-name="P166"><text:span text:style-name="T40"/></text:p>
      <text:h text:style-name="P118" text:outline-level="3"><text:bookmark-start text:name="__RefHeading___Toc2061_1111057556"/>Salvataggio di un nuovo profilo<text:bookmark-end text:name="__RefHeading___Toc2061_1111057556"/></text:h>
      <text:p text:style-name="P167">L’API <text:span text:style-name="T5">salvaProfilo </text:span><text:span text:style-name="T29">ha lo scopo di creare una nuova istanza del modello </text:span><text:span text:style-name="T5">Profilo </text:span><text:span text:style-name="T29">e salvarlo nel database.</text:span></text:p>
      <text:p text:style-name="P167"><text:span text:style-name="T29">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span></text:p>
      <text:p text:style-name="P167"><text:span text:style-name="T29">Si usa <text:tab/>il metodo </text:span><text:span text:style-name="T5">findOne() </text:span><text:span text:style-name="T29">per verificare l’unicità del profilo e l’esistenza dell’utente, mentre viene usato il metodo </text:span><text:span text:style-name="T5">save()</text:span><text:span text:style-name="T29"> per salvare la risorsa appena creata.</text:span></text:p>
      <text:p text:style-name="P167"><text:span text:style-name="T29"/></text:p>
      <text:h text:style-name="P118" text:outline-level="3"><text:bookmark-start text:name="__RefHeading___Toc2063_1111057556"/>Ricerca di tutti i profili<text:bookmark-end text:name="__RefHeading___Toc2063_1111057556"/></text:h>
      <text:p text:style-name="P168"><text:span text:style-name="T127">L’API </text:span><text:span text:style-name="T102">findAllProfiles</text:span><text:span text:style-name="T10"> </text:span><text:span text:style-name="T40">ricerca nel database tutti </text:span><text:span text:style-name="T51">i profili salvati n</text:span><text:span text:style-name="T40">el sistema. È un API di servizio in quanto usata solo da noi sviluppatori per questioni di gestione del codice e non è mai realmente chiamata a front-end. Ritorna un elenco di tutt</text:span><text:span text:style-name="T51">e le risorse</text:span><text:span text:style-name="T20"> Profilo</text:span><text:span text:style-name="T51"> presenti</text:span><text:span text:style-name="T40"> oppure un messaggio di errore se non è presente nessun </text:span><text:span text:style-name="T78">profilo</text:span><text:span text:style-name="T40"> salvato.</text:span></text:p>
      <text:p text:style-name="P168"><text:span text:style-name="T40">Utilizza il metodo </text:span><text:span text:style-name="T10">find() </text:span><text:span text:style-name="T40">con primo </text:span><text:span text:style-name="T70">argomento</text:span><text:span text:style-name="T40"> </text:span><text:span text:style-name="T10">{} </text:span><text:span text:style-name="T40">per ottenere tutti </text:span><text:span text:style-name="T78">l’elenco desiderato</text:span><text:span text:style-name="T40">.</text:span></text:p>
      <text:p text:style-name="P168"><text:span text:style-name="T40"/></text:p>
      <text:h text:style-name="P119" text:outline-level="3"><text:bookmark-start text:name="__RefHeading___Toc2065_1111057556"/>Ricerca delle informazioni di un preciso profilo<text:bookmark-end text:name="__RefHeading___Toc2065_1111057556"/></text:h>
      <text:p text:style-name="P169">L’API <text:span text:style-name="T5">findById </text:span><text:span text:style-name="T29">ricerca nel database una precisa risorsa </text:span><text:span text:style-name="T5">Profilo</text:span><text:span text:style-name="T29">, il cui id viene specificato come unico parametro in input nella richiesta.</text:span></text:p>
      <text:p text:style-name="P169"><text:span text:style-name="T29">In output viene fornita la precisa risorsa cercata oppure un messaggio d’errore nel caso in cui nessuna risorsa sia associata all’id specificato.</text:span></text:p>
      <text:p text:style-name="P169"><text:span text:style-name="T29">Si utilizza il metodo </text:span><text:span text:style-name="T5">findById() </text:span><text:span text:style-name="T29">per ricercare ed ottenere la risorsa desiderata.</text:span></text:p>
      <text:p text:style-name="P169"><text:span text:style-name="T29"/></text:p>
      <text:h text:style-name="P119" text:outline-level="3"><text:bookmark-start text:name="__RefHeading___Toc2067_1111057556"/>Ricerca dei profili con il rating più alto<text:bookmark-end text:name="__RefHeading___Toc2067_1111057556"/></text:h>
      <text:p text:style-name="P169">L’API <text:span text:style-name="T5">findBestProfiles </text:span><text:span text:style-name="T29">ricerca nel database tutti i profili e li ritorna ordinati dal rating più alto al rating più basso.</text:span></text:p>
      <text:p text:style-name="P169"><text:span text:style-name="T29">Fornisce in output l’elenco dei profili opportunamente ordinato oppure un errore se nessun profilo è salvato nel database.</text:span></text:p>
      <text:p text:style-name="P169"><text:span text:style-name="T29">Si utilizza il metodo </text:span><text:span text:style-name="T5">find() </text:span><text:span text:style-name="T29">con primo argomento </text:span><text:span text:style-name="T5">{}</text:span><text:span text:style-name="T29"> per ottenere l’elenco dei profili, a cui si applica il metodo </text:span><text:span text:style-name="T5">sort() </text:span><text:span text:style-name="T29">che va ad ordinarli per rating decrescente.</text:span></text:p>
      <text:p text:style-name="P168"><text:span text:style-name="T40"/></text:p>
      <text:h text:style-name="P118" text:outline-level="3"><text:bookmark-start text:name="__RefHeading___Toc2069_1111057556"/>Eliminazione di un profilo<text:bookmark-end text:name="__RefHeading___Toc2069_1111057556"/></text:h>
      <text:p text:style-name="P167">L’API <text:span text:style-name="T5">eliminaProfilo </text:span><text:span text:style-name="T29">ha lo scopo di eliminare una precisa risorsa </text:span><text:span text:style-name="T5">Profilo </text:span><text:span text:style-name="T29">salvata nel database. Riceve come unico parametro in input l’id del profilo da eliminare. Se l’eliminazione va a buon fine non si ritorna nulla, altrimenti si mostra un messaggio d’errore (se il profilo con l’id specificato non è presente).</text:span></text:p>
      <text:p text:style-name="P167"><text:span text:style-name="T29">Si utilizza il metodo </text:span><text:span text:style-name="T5">findById()</text:span><text:span text:style-name="T29"> per verificare l’esistenza del profilo e successivamente si eliminano tutti gli annunci fatti dall’utente, con il metodo </text:span><text:span text:style-name="T5">deleteMany()</text:span><text:span text:style-name="T29"> con argomento </text:span><text:span text:style-name="T5">{inserzionista : req.params.id}</text:span><text:span text:style-name="T29"> applicato sulla collezione </text:span><text:span text:style-name="T5">Annuncio</text:span><text:span text:style-name="T29">, e la precisa risorsa profilo con il metodo </text:span><text:span text:style-name="T5">deleteOne() </text:span><text:span text:style-name="T29">con parametro </text:span><text:span text:style-name="T5"><text:s/>{_id : req.params.id}</text:span><text:span text:style-name="T29">.</text:span></text:p>
      <text:p text:style-name="P168"><text:soft-page-break/><text:span text:style-name="T69">Quest’API può essere eseguita solo specificando un token d’accesso come parametro nell’header, in quanto rappresenta una richiesta eseguibile solo da un utente autenticato che intende eliminare definitivamente il proprio </text:span><text:span text:style-name="T78">profilo</text:span><text:span text:style-name="T69">.</text:span></text:p>
      <text:p text:style-name="P168"><text:span text:style-name="T69"/></text:p>
      <text:h text:style-name="P120" text:outline-level="3"><text:bookmark-start text:name="__RefHeading___Toc2071_1111057556"/>Aggiunta di un elemento alla whishlist<text:bookmark-end text:name="__RefHeading___Toc2071_1111057556"/></text:h>
      <text:p text:style-name="P170">L’API <text:span text:style-name="T5">aggiungiWhishList </text:span><text:span text:style-name="T29">ha lo scopo di aggiungere un nuovo annuncio alla whishlist sul profilo di un utente. Riceve in input l’id del profilo e l’annuncio che si intende aggiungere.</text:span></text:p>
      <text:p text:style-name="P170"><text:span text:style-name="T29">Se l’operazione va a buon fine non si torna </text:span><text:span text:style-name="T52">nulla, altrimenti un</text:span><text:span text:style-name="T29"> messaggio </text:span><text:span text:style-name="T52">di errore per comunicare che non c’è nessun profilo associato all’id specificato oppure che l’annuncio che si intende aggiungere non esiste nel database oppure che l’annuncio è già presente nella whishlist.</text:span></text:p>
      <text:p text:style-name="P173"><text:span text:style-name="T52">V</text:span><text:span text:style-name="T29">engono utilizzati i metodi </text:span><text:span text:style-name="T5">findById()</text:span><text:span text:style-name="T29"> sulle collezioni </text:span><text:span text:style-name="T5">Annuncio </text:span><text:span text:style-name="T29">e </text:span><text:span text:style-name="T5">Profilo </text:span><text:span text:style-name="T29">per verificare l’esistenza dell’annuncio e del profilo e il metodo </text:span><text:span text:style-name="T5">updateOne() </text:span><text:span text:style-name="T29">per modificare la whishlist dell’utente richiedente.</text:span></text:p>
      <text:p text:style-name="P171"><text:span text:style-name="T69">Quest’API può essere eseguita solo specificando un token d’accesso come parametro nell’header, in quanto rappresenta una richiesta eseguibile solo da un utente autenticato.</text:span></text:p>
      <text:p text:style-name="P171"><text:span text:style-name="T69"/></text:p>
      <text:h text:style-name="P121" text:outline-level="3"><text:bookmark-start text:name="__RefHeading___Toc2073_1111057556"/><text:span text:style-name="T121">Rimozione</text:span><text:span text:style-name="T135"> di un elemento alla whishlist</text:span><text:bookmark-end text:name="__RefHeading___Toc2073_1111057556"/></text:h>
      <text:p text:style-name="P174"><text:span text:style-name="T135">L’API </text:span><text:span text:style-name="T103">rimuoviWhishList</text:span><text:span text:style-name="T21"> </text:span><text:span text:style-name="T53">ha lo scopo di </text:span><text:span text:style-name="T79">rimuovere un</text:span><text:span text:style-name="T53"> annuncio </text:span><text:span text:style-name="T52">d</text:span><text:span text:style-name="T53">alla whishlist sul profilo di un utente. Riceve in input l’id del profilo e </text:span><text:span text:style-name="T79">il titolo dell’annuncio</text:span><text:span text:style-name="T53"> che si intende </text:span><text:span text:style-name="T79">rimuovere</text:span><text:span text:style-name="T53">.</text:span></text:p>
      <text:p text:style-name="P174"><text:span text:style-name="T53">Se l’operazione va a buon fine non si torna </text:span><text:span text:style-name="T52">nulla, altrimenti un</text:span><text:span text:style-name="T53"> messaggio </text:span><text:span text:style-name="T52">di errore per comunicare che non c’è nessun profilo associato all’id specificato oppure che l’annuncio che si intende </text:span><text:span text:style-name="T79">rimuovere</text:span><text:span text:style-name="T52"> non esiste nel database oppure che l’annuncio è già </text:span><text:span text:style-name="T79">non presente ne</text:span><text:span text:style-name="T52">lla whishlist.</text:span></text:p>
      <text:p text:style-name="P173"><text:span text:style-name="T29">Vengono utilizzati i metodi </text:span><text:span text:style-name="T5">findById()</text:span><text:span text:style-name="T29"> sulle collezioni </text:span><text:span text:style-name="T5">Annuncio </text:span><text:span text:style-name="T29">e </text:span><text:span text:style-name="T5">Profilo </text:span><text:span text:style-name="T29">per verificare l’esistenza dell’annuncio e del profilo e il metodo </text:span><text:span text:style-name="T5">updateOne() </text:span><text:span text:style-name="T29">per modificare la whishlist dell’utente richiedente.</text:span></text:p>
      <text:p text:style-name="P171"><text:span text:style-name="T69">Quest’API può essere eseguita solo specificando un token d’accesso come parametro nell’header, in quanto rappresenta una richiesta eseguibile solo da un utente autenticato.</text:span></text:p>
      <text:p text:style-name="P171"><text:span text:style-name="T69"/></text:p>
      <text:h text:style-name="P122" text:outline-level="3"><text:bookmark-start text:name="__RefHeading___Toc2075_1111057556"/>Aggiornamento descrizione profilo<text:bookmark-end text:name="__RefHeading___Toc2075_1111057556"/></text:h>
      <text:p text:style-name="P173">L’API <text:span text:style-name="T5">aggiornaDescrizione </text:span><text:span text:style-name="T29">ha lo scopo di modificare la descrizione su un profilo di un utente. Riceve in input alla richiesta l’id del profilo da modificare e la nuova descrizione da sovrascrivere.</text:span></text:p>
      <text:p text:style-name="P173"><text:span text:style-name="T29">In caso di buona riuscita della operazione non ritorna nulla, altrimenti un messaggio d’errore comunica </text:span><text:span text:style-name="T54">l’inesistenza del profilo specificato nel database oppure la mal formulazione della descrizione.</text:span></text:p>
      <text:p text:style-name="P175"><text:span text:style-name="T29">Si usa il metodo </text:span><text:span text:style-name="T5">findById() </text:span><text:span text:style-name="T29">per ottenere il profilo da modificare e il metodo </text:span><text:span text:style-name="T5">updateOne()</text:span><text:span text:style-name="T29"> per aggiornare la descrizione del dato profilo.</text:span></text:p>
      <text:p text:style-name="P172"><text:span text:style-name="T69">Quest’API può essere eseguita solo specificando un token d’accesso come parametro nell’header, in quanto rappresenta una richiesta eseguibile solo da un utente autenticato.</text:span></text:p>
      <text:p text:style-name="P172"><text:span text:style-name="T69"/></text:p>
      <text:h text:style-name="P123" text:outline-level="3"><text:bookmark-start text:name="__RefHeading___Toc2077_1111057556"/>Aggiornamento del rating del profilo<text:bookmark-end text:name="__RefHeading___Toc2077_1111057556"/></text:h>
      <text:p text:style-name="P175">L’API <text:span text:style-name="T5">aggiornaRating </text:span><text:span text:style-name="T29">ha lo scopo di aggiornare automaticamente i dati sulle recensioni e sul rating del profilo di un utente, il cui identificativo viene passato come unico parametro in input.</text:span></text:p>
      <text:p text:style-name="P175"><text:span text:style-name="T29">In output viene fornito un messaggio di errore se l’id specificato non è associato a nessun profilo.</text:span></text:p>
      <text:p text:style-name="P175"><text:span text:style-name="T29">Si usa il metodo </text:span><text:span text:style-name="T5">findById()</text:span><text:span text:style-name="T29"> per verificare l’esistenza di un profilo e il metodo </text:span><text:span text:style-name="T5">find() </text:span><text:span text:style-name="T29">sulla collezione </text:span><text:span text:style-name="T5">Recensione </text:span><text:span text:style-name="T29">(una volta con argomento </text:span><text:span text:style-name="T5">{utenteRecensito : req.body.id} </text:span><text:span text:style-name="T29">e una volta con argomento </text:span><text:span text:style-name="T5">{utenteRecensore : req.body.id}</text:span><text:span text:style-name="T29">) per ottenere l’elenco di tutte le recensioni che hanno a che fare </text:span><text:soft-page-break/><text:span text:style-name="T29">con un particolare profilo e calcolare la media delle valutazioni, così da aggiornare i vari attributi mediante il metodo </text:span><text:span text:style-name="T5">updateOne()</text:span><text:span text:style-name="T29"> sul profilo specificato.</text:span></text:p>
      <text:p text:style-name="P175"><text:span text:style-name="T29"/></text:p>
      <text:h text:style-name="P123" text:outline-level="3"><text:bookmark-start text:name="__RefHeading___Toc2079_1111057556"/>Aggiornamento statistiche annunci online<text:bookmark-end text:name="__RefHeading___Toc2079_1111057556"/></text:h>
      <text:p text:style-name="P175">L’API <text:span text:style-name="T5">aggiornaAnnunciOnline </text:span><text:span text:style-name="T29">ha lo scopo di aggiornare automaticamente i dati sugli annunci online di un particolare utente, il cui id è fornito come unico parametro in input alla richiesta.</text:span></text:p>
      <text:p text:style-name="P175"><text:span text:style-name="T29">In output viene fornito un messaggio di errore se l’id specificato non è associato a nessun profilo.</text:span></text:p>
      <text:p text:style-name="P175"><text:span text:style-name="T29">Viene usato il metodo </text:span><text:span text:style-name="T5">findById() </text:span><text:span text:style-name="T29">per verificare l’esistenza di un profilo associato all’id specificato e il metodo </text:span><text:span text:style-name="T5">find() </text:span><text:span text:style-name="T29">con primo argomento </text:span><text:span text:style-name="T5">{inserzionista : req.body.id}</text:span><text:span text:style-name="T29"> per ottenere l’elenco di tutti gli annunci nel database associati al preciso profilo specificato.</text:span></text:p>
      <text:p text:style-name="P175"><text:span text:style-name="T29">Infine il metodo </text:span><text:span text:style-name="T5">updateOne() </text:span><text:span text:style-name="T29">modifica il valore degli attributi nel profilo relativi al conteggio degli annunci online.</text:span></text:p>
      <text:p text:style-name="P175"><text:span text:style-name="T29"/></text:p>
      <text:h text:style-name="P123" text:outline-level="3"><text:bookmark-start text:name="__RefHeading___Toc2081_1111057556"/>Aggiornamento statistiche di vendita<text:bookmark-end text:name="__RefHeading___Toc2081_1111057556"/></text:h>
      <text:p text:style-name="P175">L’API <text:span text:style-name="T5">aggiornaStatisticheVendita </text:span><text:span text:style-name="T29">ha lo scopo di aggiornare automaticamente i dati e le statistiche relative alle vendite completate dall’utente nel sistema. Viene fornito in input alla richiesta l’id del profilo da modificare e in output un messaggio d’errore </text:span><text:span text:style-name="T55">se nessun profilo è associato all’id specificato.</text:span></text:p>
      <text:p text:style-name="P176"><text:span text:style-name="T55">Viene usato il metodo </text:span><text:span text:style-name="T23">findById() </text:span><text:span text:style-name="T54">per verificare l’esistenza di un profilo associato all’id specificato e il metodo </text:span><text:span text:style-name="T55">e il metodo </text:span><text:span text:style-name="T23">find() </text:span><text:span text:style-name="T55">con </text:span><text:span text:style-name="T54">primo argomento </text:span><text:span text:style-name="T22">{</text:span><text:span text:style-name="T104">venditore</text:span><text:span text:style-name="T22"> : req.body.id}</text:span><text:span text:style-name="T54"> </text:span><text:span text:style-name="T55">per ottenere tutte le transazioni in cui l’utente appare come venditore. Dopo aver fatto operazione di aggregazioni e calcolo su quest’elenco si usa il metodo </text:span><text:span text:style-name="T23">updateOne() </text:span><text:span text:style-name="T55">per modificare il valore degli attributi nel profilo specificato relative alle statistiche di vendita dell’utente.</text:span></text:p>
      <text:p text:style-name="P176"><text:span text:style-name="T55"/></text:p>
      <text:h text:style-name="P124" text:outline-level="3"><text:bookmark-start text:name="__RefHeading___Toc2083_1111057556"/><text:span text:style-name="T136">Aggiornamento statistiche di </text:span><text:span text:style-name="T122">acquisti</text:span><text:bookmark-end text:name="__RefHeading___Toc2083_1111057556"/></text:h>
      <text:p text:style-name="P176"><text:span text:style-name="T136">L’API </text:span><text:span text:style-name="T22">aggiornaStatistiche</text:span><text:span text:style-name="T104">Acquisti</text:span><text:span text:style-name="T22"> </text:span><text:span text:style-name="T54">ha lo scopo di aggiornare automaticamente i dati e le statistiche relative a</text:span><text:span text:style-name="T55">gli acquisti</text:span><text:span text:style-name="T54"> </text:span><text:span text:style-name="T80">effettuati</text:span><text:span text:style-name="T54"> dall’utente nel sistema. Viene fornito in input alla richiesta l’id del profilo da modificare e in output un messaggio d’errore </text:span><text:span text:style-name="T55">se nessun profilo è associato all’id specificato.</text:span></text:p>
      <text:p text:style-name="P176"><text:span text:style-name="T55">Viene usato il metodo </text:span><text:span text:style-name="T23">findById() </text:span><text:span text:style-name="T54">per verificare l’esistenza di un profilo associato all’id specificato e il metodo </text:span><text:span text:style-name="T55">e il metodo </text:span><text:span text:style-name="T23">find() </text:span><text:span text:style-name="T55">con </text:span><text:span text:style-name="T54">primo argomento </text:span><text:span text:style-name="T22">{</text:span><text:span text:style-name="T104">acquirente</text:span><text:span text:style-name="T22"> : req.body.id}</text:span><text:span text:style-name="T54"> </text:span><text:span text:style-name="T55">sulla collezione </text:span><text:span text:style-name="T23">Transazione </text:span><text:span text:style-name="T55">in </text:span><text:span text:style-name="T23">MongoDB</text:span><text:span text:style-name="T55"> per ottenere tutte le transazioni in cui l’utente appare come </text:span><text:span text:style-name="T80">acquirente</text:span><text:span text:style-name="T55">. Dopo aver fatto operazione di aggregazioni e calcolo su quest’elenco si usa il metodo </text:span><text:span text:style-name="T23">updateOne() </text:span><text:span text:style-name="T55">per modificare il valore degli attributi nel profilo specificato relative alle statistiche degli ordini dell’uten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ab-stops/>
      </style:paragraph-properties>
      <style:text-properties style:font-name="arial2"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23"><draw:image xlink:href="Pictures/100002010000055600000300361D783FB9C67B03.png" xlink:type="simple" xlink:show="embed" xlink:actuate="onLoad" loext: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2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20T11:48:31.012934763</dc:date>
    <meta:editing-duration>P1DT21S</meta:editing-duration>
    <meta:editing-cycles>82</meta:editing-cycles>
    <meta:document-statistic meta:table-count="0" meta:image-count="1" meta:object-count="0" meta:page-count="24" meta:paragraph-count="374" meta:word-count="7335" meta:character-count="48238" meta:non-whitespace-character-count="41290"/>
  </office:meta>
</office:document-meta>
</file>